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ans-serif"/>
    <style:font-face style:name="Tahoma1" svg:font-family="Tahoma" style:font-family-generic="swiss"/>
    <style:font-face style:name="Liberation Mono" svg:font-family="'Liberation Mono'" style:font-family-generic="modern" style:font-pitch="fixed"/>
    <style:font-face style:name="NSimSun" svg:font-family="NSimSun" style:font-family-generic="modern" style:font-pitch="fixed"/>
    <style:font-face style:name="Awami Nastaliq" svg:font-family="'Awami Nastaliq'" style:font-pitch="variable"/>
    <style:font-face style:name="Awami Nastaliq Beta1" svg:font-family="'Awami Nastaliq Beta1'" style:font-pitch="variable"/>
    <style:font-face style:name="Awami Nastaliq Beta1:agca=1" svg:font-family="'Awami Nastaliq Beta1:agca=1'" style:font-pitch="variable"/>
    <style:font-face style:name="Awami Nastaliq Beta3" svg:font-family="'Awami Nastaliq Beta3'" style:font-pitch="variable"/>
    <style:font-face style:name="Awami Nastaliq PreBeta3" svg:font-family="'Awami Nastaliq PreBeta3'" style:font-pitch="variable"/>
    <style:font-face style:name="Awami Nastaliq:agca=0" svg:font-family="'Awami Nastaliq:agca=0'" style:font-pitch="variable"/>
    <style:font-face style:name="Awami Nastaliq:agca=1" svg:font-family="'Awami Nastaliq:agca=1'" style:font-pitch="variable"/>
    <style:font-face style:name="Awami Nastaliq:agca=3" svg:font-family="'Awami Nastaliq:agca=3'" style:font-pitch="variable"/>
    <style:font-face style:name="Awami Nastaliq:cv78=1" svg:font-family="'Awami Nastaliq:cv78=1'" style:font-pitch="variable"/>
    <style:font-face style:name="Awami Nastaliq:cv78=2" svg:font-family="'Awami Nastaliq:cv78=2'" style:font-pitch="variable"/>
    <style:font-face style:name="Awami Nastaliq:cv85=1" svg:font-family="'Awami Nastaliq:cv85=1'" style:font-pitch="variable"/>
    <style:font-face style:name="Awami Nastaliq:hamz=1" svg:font-family="'Awami Nastaliq:hamz=1'" style:font-pitch="variable"/>
    <style:font-face style:name="Awami Nastaliq:hedo=0" svg:font-family="'Awami Nastaliq:hedo=0'" style:font-pitch="variable"/>
    <style:font-face style:name="Awami Nastaliq:hedo=1" svg:font-family="'Awami Nastaliq:hedo=1'" style:font-pitch="variable"/>
    <style:font-face style:name="Awami Nastaliq:hehk=0" svg:font-family="'Awami Nastaliq:hehk=0'" style:font-pitch="variable"/>
    <style:font-face style:name="Awami Nastaliq:hehk=1" svg:font-family="'Awami Nastaliq:hehk=1'" style:font-pitch="variable"/>
    <style:font-face style:name="Awami Nastaliq:invs=1" svg:font-family="'Awami Nastaliq:invs=1'" style:font-pitch="variable"/>
    <style:font-face style:name="Awami Nastaliq:lamv=0" svg:font-family="'Awami Nastaliq:lamv=0'" style:font-pitch="variable"/>
    <style:font-face style:name="Awami Nastaliq:lamv=1" svg:font-family="'Awami Nastaliq:lamv=1'" style:font-pitch="variable"/>
    <style:font-face style:name="Awami Nastaliq:punc=1" svg:font-family="'Awami Nastaliq:punc=1'" style:font-pitch="variable"/>
    <style:font-face style:name="Awami Nastaliq:punc=2" svg:font-family="'Awami Nastaliq:punc=2'" style:font-pitch="variable"/>
    <style:font-face style:name="Awami Nastaliq:shrt=0" svg:font-family="'Awami Nastaliq:shrt=0'" style:font-pitch="variable"/>
    <style:font-face style:name="Awami Nastaliq:shrt=1" svg:font-family="'Awami Nastaliq:shrt=1'" style:font-pitch="variable"/>
    <style:font-face style:name="Awami Nastaliq:shrt=2" svg:font-family="'Awami Nastaliq:shrt=2'" style:font-pitch="variable"/>
    <style:font-face style:name="Awami Nastaliq:shrt=3" svg:font-family="'Awami Nastaliq:shrt=3'" style:font-pitch="variable"/>
    <style:font-face style:name="Awami Nastaliq:snuq=1" svg:font-family="'Awami Nastaliq:snuq=1'" style:font-pitch="variable"/>
    <style:font-face style:name="Awami Nastaliq:wdsp=0" svg:font-family="'Awami Nastaliq:wdsp=0'" style:font-pitch="variable"/>
    <style:font-face style:name="Awami Nastaliq:wdsp=1" svg:font-family="'Awami Nastaliq:wdsp=1'" style:font-pitch="variable"/>
    <style:font-face style:name="Awami Nastaliq:wdsp=3" svg:font-family="'Awami Nastaliq:wdsp=3'" style:font-pitch="variable"/>
    <style:font-face style:name="Awami Nastaliq:wdsp=4" svg:font-family="'Awami Nastaliq:wdsp=4'" style:font-pitch="variable"/>
    <style:font-face style:name="AwamiNastaliq Alpha2Plus" svg:font-family="'AwamiNastaliq Alpha2Plus'" style:font-pitch="variable"/>
    <style:font-face style:name="Calibri" svg:font-family="Calibri" style:font-family-generic="roman" style:font-pitch="variable"/>
    <style:font-face style:name="Calibri Light1" svg:font-family="'Calibri Light'"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8.6215in" fo:margin-left="-0.0785in" fo:margin-top="0in" fo:margin-bottom="0in" table:align="left" style:writing-mode="lr-tb"/>
    </style:style>
    <style:style style:name="Table1.A" style:family="table-column">
      <style:table-column-properties style:column-width="1.9118in"/>
    </style:style>
    <style:style style:name="Table1.B" style:family="table-column">
      <style:table-column-properties style:column-width="0.8736in"/>
    </style:style>
    <style:style style:name="Table1.C" style:family="table-column">
      <style:table-column-properties style:column-width="2.9646in"/>
    </style:style>
    <style:style style:name="Table1.D" style:family="table-column">
      <style:table-column-properties style:column-width="2.871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1pt solid #00000a" fo:border-right="none" fo:border-top="1pt solid #00000a" fo:border-bottom="1pt solid #00000a"/>
    </style:style>
    <style:style style:name="Table1.D1" style:family="table-cell">
      <style:table-cell-properties fo:padding-left="0.0785in" fo:padding-right="0.075in" fo:padding-top="0in" fo:padding-bottom="0in" fo:border="1pt solid #00000a"/>
    </style:style>
    <style:style style:name="Table1.A2" style:family="table-cell">
      <style:table-cell-properties fo:padding-left="0.0785in" fo:padding-right="0.075in" fo:padding-top="0in" fo:padding-bottom="0in" fo:border-left="1pt solid #00000a" fo:border-right="none" fo:border-top="none" fo:border-bottom="1pt solid #00000a"/>
    </style:style>
    <style:style style:name="Table1.D2" style:family="table-cell">
      <style:table-cell-properties fo:padding-left="0.0785in" fo:padding-right="0.075in" fo:padding-top="0in" fo:padding-bottom="0in" fo:border-left="1pt solid #00000a" fo:border-right="1pt solid #00000a" fo:border-top="none" fo:border-bottom="1pt solid #00000a"/>
    </style:style>
    <style:style style:name="Table1.A8" style:family="table-cell">
      <style:table-cell-properties fo:padding-left="0.0785in" fo:padding-right="0.075in" fo:padding-top="0in" fo:padding-bottom="0in" fo:border-left="1pt solid #00000a" fo:border-right="none" fo:border-top="none" fo:border-bottom="none"/>
    </style:style>
    <style:style style:name="Table1.14" style:family="table-row">
      <style:table-row-properties style:min-row-height="0.6257in" fo:keep-together="auto"/>
    </style:style>
    <style:style style:name="Table1.15" style:family="table-row">
      <style:table-row-properties style:min-row-height="0.6875in" fo:keep-together="auto"/>
    </style:style>
    <style:style style:name="Table1.16" style:family="table-row">
      <style:table-row-properties style:min-row-height="4.4278in" fo:keep-together="auto"/>
    </style:style>
    <style:style style:name="Table1.21" style:family="table-row">
      <style:table-row-properties style:min-row-height="2.7986in" fo:keep-together="auto"/>
    </style:style>
    <style:style style:name="Table1.29" style:family="table-row">
      <style:table-row-properties style:min-row-height="0.4535in" fo:keep-together="auto"/>
    </style:style>
    <style:style style:name="Table2" style:family="table">
      <style:table-properties style:width="6.6875in" table:align="left" style:writing-mode="lr-tb"/>
    </style:style>
    <style:style style:name="Table2.A" style:family="table-column">
      <style:table-column-properties style:column-width="3.9375in"/>
    </style:style>
    <style:style style:name="Table2.B" style:family="table-column">
      <style:table-column-properties style:column-width="2.75in"/>
    </style:style>
    <style:style style:name="Table2.1" style:family="table-row">
      <style:table-row-properties style:min-row-height="0.25in"/>
    </style:style>
    <style:style style:name="Table2.A1" style:family="table-cell">
      <style:table-cell-properties style:vertical-align="middle" fo:padding="0.0194in" fo:border="none"/>
    </style:style>
    <style:style style:name="P1" style:family="paragraph" style:parent-style-name="Footer">
      <style:paragraph-properties>
        <style:tab-stops>
          <style:tab-stop style:position="4.0035in"/>
        </style:tab-stops>
      </style:paragraph-properties>
      <style:text-properties fo:font-weight="bold" officeooo:rsid="002601fb" officeooo:paragraph-rsid="002601fb" style:font-weight-asian="bold" style:font-weight-complex="bold"/>
    </style:style>
    <style:style style:name="P2" style:family="paragraph" style:parent-style-name="Standard">
      <style:paragraph-properties fo:margin-top="0in" fo:margin-bottom="0in" loext:contextual-spacing="false" fo:line-height="100%"/>
    </style:style>
    <style:style style:name="P3" style:family="paragraph" style:parent-style-name="Standard">
      <style:paragraph-properties fo:margin-top="0in" fo:margin-bottom="0in" loext:contextual-spacing="false" fo:line-height="100%"/>
      <style:text-properties officeooo:paragraph-rsid="00176b9f"/>
    </style:style>
    <style:style style:name="P4" style:family="paragraph" style:parent-style-name="Standard">
      <style:paragraph-properties fo:margin-top="0in" fo:margin-bottom="0in" loext:contextual-spacing="false" fo:line-height="100%"/>
      <style:text-properties officeooo:paragraph-rsid="00267d79"/>
    </style:style>
    <style:style style:name="P5" style:family="paragraph" style:parent-style-name="Standard">
      <style:paragraph-properties fo:margin-top="0in" fo:margin-bottom="0in" loext:contextual-spacing="false" fo:line-height="100%"/>
      <style:text-properties officeooo:paragraph-rsid="00646b3b"/>
    </style:style>
    <style:style style:name="P6" style:family="paragraph" style:parent-style-name="Standard">
      <style:paragraph-properties fo:margin-top="0in" fo:margin-bottom="0in" loext:contextual-spacing="false" fo:line-height="100%"/>
      <style:text-properties fo:font-weight="bold" style:font-weight-asian="bold" style:font-weight-complex="bold"/>
    </style:style>
    <style:style style:name="P7" style:family="paragraph" style:parent-style-name="Standard">
      <style:paragraph-properties fo:margin-top="0in" fo:margin-bottom="0in" loext:contextual-spacing="false"/>
      <style:text-properties fo:font-size="9pt" style:font-size-asian="9pt" style:font-size-complex="9pt"/>
    </style:style>
    <style:style style:name="P8" style:family="paragraph" style:parent-style-name="Standard">
      <style:paragraph-properties fo:margin-top="0in" fo:margin-bottom="0in" loext:contextual-spacing="false" fo:line-height="100%"/>
      <style:text-properties fo:font-size="9pt" officeooo:rsid="001daeb2" officeooo:paragraph-rsid="001daeb2" style:font-size-asian="9pt" style:font-size-complex="9pt"/>
    </style:style>
    <style:style style:name="P9" style:family="paragraph" style:parent-style-name="Standard">
      <style:paragraph-properties fo:margin-top="0in" fo:margin-bottom="0in" loext:contextual-spacing="false" fo:line-height="100%"/>
      <style:text-properties fo:font-size="9pt" officeooo:rsid="001fe42f" officeooo:paragraph-rsid="001fe42f" style:font-size-asian="9pt" style:font-size-complex="9pt"/>
    </style:style>
    <style:style style:name="P10" style:family="paragraph" style:parent-style-name="Standard">
      <style:paragraph-properties fo:margin-top="0in" fo:margin-bottom="0in" loext:contextual-spacing="false" fo:line-height="100%"/>
      <style:text-properties fo:font-size="9pt" officeooo:rsid="001fe42f" officeooo:paragraph-rsid="002dd906" style:font-size-asian="9pt" style:font-size-complex="9pt"/>
    </style:style>
    <style:style style:name="P11" style:family="paragraph" style:parent-style-name="Standard">
      <style:paragraph-properties fo:margin-top="0in" fo:margin-bottom="0in" loext:contextual-spacing="false" fo:line-height="100%"/>
      <style:text-properties fo:font-size="9pt" officeooo:rsid="001fe42f" officeooo:paragraph-rsid="00637185" style:font-size-asian="9pt" style:font-size-complex="9pt"/>
    </style:style>
    <style:style style:name="P12" style:family="paragraph" style:parent-style-name="Standard">
      <style:paragraph-properties fo:margin-top="0in" fo:margin-bottom="0in" loext:contextual-spacing="false" fo:line-height="100%"/>
      <style:text-properties officeooo:rsid="002410e4" officeooo:paragraph-rsid="002410e4"/>
    </style:style>
    <style:style style:name="P13" style:family="paragraph" style:parent-style-name="Standard">
      <style:paragraph-properties fo:margin-top="0in" fo:margin-bottom="0in" loext:contextual-spacing="false" fo:line-height="100%"/>
      <style:text-properties fo:font-size="8pt" officeooo:paragraph-rsid="002ae164" style:font-size-asian="8pt" style:font-size-complex="8pt"/>
    </style:style>
    <style:style style:name="P14" style:family="paragraph" style:parent-style-name="Standard">
      <style:paragraph-properties fo:margin-top="0in" fo:margin-bottom="0in" loext:contextual-spacing="false" fo:line-height="100%"/>
      <style:text-properties fo:font-size="8pt" officeooo:rsid="00267d79" officeooo:paragraph-rsid="002ae164" style:font-size-asian="8pt" style:font-size-complex="8pt"/>
    </style:style>
    <style:style style:name="P15" style:family="paragraph" style:parent-style-name="Standard">
      <style:paragraph-properties fo:margin-top="0in" fo:margin-bottom="0in" loext:contextual-spacing="false" fo:line-height="100%"/>
      <style:text-properties fo:font-size="8pt" officeooo:rsid="00267d79" officeooo:paragraph-rsid="00462dcd" style:font-size-asian="8pt" style:font-size-complex="8pt"/>
    </style:style>
    <style:style style:name="P16" style:family="paragraph" style:parent-style-name="Standard">
      <style:paragraph-properties fo:margin-top="0in" fo:margin-bottom="0in" loext:contextual-spacing="false" fo:line-height="100%"/>
      <style:text-properties fo:font-size="8pt" officeooo:rsid="00267d79" officeooo:paragraph-rsid="005dee93" style:font-size-asian="8pt" style:font-size-complex="8pt"/>
    </style:style>
    <style:style style:name="P17" style:family="paragraph" style:parent-style-name="Standard">
      <style:paragraph-properties fo:margin-top="0in" fo:margin-bottom="0in" loext:contextual-spacing="false" fo:line-height="100%"/>
      <style:text-properties fo:font-size="8pt" officeooo:rsid="00267d79" officeooo:paragraph-rsid="00637185" style:font-size-asian="8pt" style:font-size-complex="8pt"/>
    </style:style>
    <style:style style:name="P18" style:family="paragraph" style:parent-style-name="Standard">
      <style:paragraph-properties fo:margin-top="0in" fo:margin-bottom="0in" loext:contextual-spacing="false" fo:line-height="100%"/>
      <style:text-properties officeooo:rsid="003daf4d" officeooo:paragraph-rsid="003daf4d"/>
    </style:style>
    <style:style style:name="P19" style:family="paragraph" style:parent-style-name="Standard">
      <style:paragraph-properties fo:margin-top="0in" fo:margin-bottom="0in" loext:contextual-spacing="false" fo:line-height="100%"/>
      <style:text-properties officeooo:rsid="003daf4d" officeooo:paragraph-rsid="00462dcd"/>
    </style:style>
    <style:style style:name="P20" style:family="paragraph" style:parent-style-name="Standard">
      <style:paragraph-properties fo:margin-top="0in" fo:margin-bottom="0in" loext:contextual-spacing="false" fo:line-height="100%"/>
      <style:text-properties officeooo:rsid="003daf4d" officeooo:paragraph-rsid="005862d7"/>
    </style:style>
    <style:style style:name="P21" style:family="paragraph" style:parent-style-name="Standard">
      <style:paragraph-properties fo:margin-top="0in" fo:margin-bottom="0in" loext:contextual-spacing="false" fo:line-height="100%"/>
      <style:text-properties officeooo:rsid="003f7918" officeooo:paragraph-rsid="003f7918"/>
    </style:style>
    <style:style style:name="P22" style:family="paragraph" style:parent-style-name="Standard">
      <style:paragraph-properties fo:margin-top="0in" fo:margin-bottom="0in" loext:contextual-spacing="false" fo:line-height="100%"/>
      <style:text-properties officeooo:rsid="0049d2a7" officeooo:paragraph-rsid="0049d2a7"/>
    </style:style>
    <style:style style:name="P23" style:family="paragraph" style:parent-style-name="Standard">
      <style:paragraph-properties fo:margin-top="0in" fo:margin-bottom="0in" loext:contextual-spacing="false" fo:line-height="100%"/>
      <style:text-properties officeooo:rsid="0049d2a7" officeooo:paragraph-rsid="005862d7"/>
    </style:style>
    <style:style style:name="P24" style:family="paragraph" style:parent-style-name="Standard">
      <style:paragraph-properties fo:margin-top="0in" fo:margin-bottom="0in" loext:contextual-spacing="false" fo:line-height="100%"/>
      <style:text-properties officeooo:rsid="004ca2bc" officeooo:paragraph-rsid="004ca2bc"/>
    </style:style>
    <style:style style:name="P25" style:family="paragraph" style:parent-style-name="Standard">
      <style:paragraph-properties fo:margin-top="0in" fo:margin-bottom="0in" loext:contextual-spacing="false" fo:line-height="100%"/>
      <style:text-properties officeooo:rsid="004ca2bc" officeooo:paragraph-rsid="005862d7"/>
    </style:style>
    <style:style style:name="P26" style:family="paragraph" style:parent-style-name="Standard">
      <style:paragraph-properties fo:margin-top="0in" fo:margin-bottom="0in" loext:contextual-spacing="false" fo:line-height="100%"/>
      <style:text-properties officeooo:rsid="004ca2bc" officeooo:paragraph-rsid="005dee93"/>
    </style:style>
    <style:style style:name="P27" style:family="paragraph" style:parent-style-name="Standard">
      <style:paragraph-properties fo:margin-top="0in" fo:margin-bottom="0in" loext:contextual-spacing="false" fo:line-height="100%"/>
      <style:text-properties officeooo:rsid="001903fe" officeooo:paragraph-rsid="005862d7"/>
    </style:style>
    <style:style style:name="P28" style:family="paragraph" style:parent-style-name="Standard">
      <style:paragraph-properties fo:margin-top="0in" fo:margin-bottom="0in" loext:contextual-spacing="false" fo:line-height="100%"/>
      <style:text-properties officeooo:rsid="005744f8" officeooo:paragraph-rsid="005744f8"/>
    </style:style>
    <style:style style:name="P29" style:family="paragraph" style:parent-style-name="Standard">
      <style:paragraph-properties fo:margin-top="0in" fo:margin-bottom="0in" loext:contextual-spacing="false" fo:line-height="100%"/>
      <style:text-properties officeooo:rsid="005744f8" officeooo:paragraph-rsid="005862d7"/>
    </style:style>
    <style:style style:name="P30" style:family="paragraph" style:parent-style-name="Standard">
      <style:paragraph-properties fo:margin-top="0in" fo:margin-bottom="0in" loext:contextual-spacing="false" fo:line-height="100%"/>
      <style:text-properties officeooo:rsid="005744f8" officeooo:paragraph-rsid="005dee93"/>
    </style:style>
    <style:style style:name="P31" style:family="paragraph" style:parent-style-name="Standard">
      <style:paragraph-properties fo:margin-top="0in" fo:margin-bottom="0in" loext:contextual-spacing="false" fo:line-height="100%"/>
      <style:text-properties officeooo:rsid="00637185" officeooo:paragraph-rsid="00637185"/>
    </style:style>
    <style:style style:name="P32" style:family="paragraph" style:parent-style-name="Standard">
      <style:paragraph-properties fo:margin-top="0in" fo:margin-bottom="0in" loext:contextual-spacing="false" fo:line-height="100%"/>
      <style:text-properties officeooo:rsid="0056536b" officeooo:paragraph-rsid="00637185"/>
    </style:style>
    <style:style style:name="P33" style:family="paragraph" style:parent-style-name="Standard">
      <style:text-properties officeooo:rsid="001d7b04" officeooo:paragraph-rsid="002601fb"/>
    </style:style>
    <style:style style:name="P34" style:family="paragraph" style:parent-style-name="Standard">
      <style:text-properties officeooo:rsid="001d7b04" officeooo:paragraph-rsid="00267d79"/>
    </style:style>
    <style:style style:name="P35" style:family="paragraph" style:parent-style-name="Standard">
      <style:text-properties officeooo:rsid="002601fb" officeooo:paragraph-rsid="002601fb"/>
    </style:style>
    <style:style style:name="P36" style:family="paragraph" style:parent-style-name="Standard">
      <style:text-properties officeooo:rsid="0025cc8f" officeooo:paragraph-rsid="0025cc8f"/>
    </style:style>
    <style:style style:name="P37" style:family="paragraph" style:parent-style-name="Standard">
      <style:text-properties officeooo:rsid="002d3ee6" officeooo:paragraph-rsid="002d3ee6"/>
    </style:style>
    <style:style style:name="P38" style:family="paragraph" style:parent-style-name="Standard">
      <style:text-properties officeooo:rsid="003daf4d" officeooo:paragraph-rsid="0049d2a7"/>
    </style:style>
    <style:style style:name="P39" style:family="paragraph" style:parent-style-name="Standard">
      <style:text-properties officeooo:rsid="0049d2a7" officeooo:paragraph-rsid="0049d2a7"/>
    </style:style>
    <style:style style:name="P40" style:family="paragraph" style:parent-style-name="Standard">
      <style:paragraph-properties fo:margin-top="0.1083in" fo:margin-bottom="0in" loext:contextual-spacing="false" fo:line-height="100%" fo:text-align="end" style:justify-single-word="false" style:writing-mode="rl-tb"/>
      <style:text-properties fo:font-size="18pt" officeooo:paragraph-rsid="003ee650" style:font-size-asian="18pt" style:font-name-complex="Awami Nastaliq Beta1:agca=1" style:font-size-complex="18pt"/>
    </style:style>
    <style:style style:name="P41" style:family="paragraph" style:parent-style-name="Standard">
      <style:paragraph-properties fo:margin-top="0.1083in" fo:margin-bottom="0in" loext:contextual-spacing="false" fo:line-height="100%" fo:text-align="end" style:justify-single-word="false" style:writing-mode="rl-tb"/>
      <style:text-properties fo:font-size="18pt" officeooo:rsid="00303178" officeooo:paragraph-rsid="00303178" style:font-size-asian="18pt" style:font-name-complex="Awami Nastaliq:hehk=0" style:font-size-complex="18pt"/>
    </style:style>
    <style:style style:name="P42" style:family="paragraph" style:parent-style-name="Standard">
      <style:paragraph-properties fo:margin-top="0.1083in" fo:margin-bottom="0in" loext:contextual-spacing="false" fo:line-height="100%" fo:text-align="end" style:justify-single-word="false" style:writing-mode="rl-tb"/>
      <style:text-properties fo:font-size="18pt" officeooo:rsid="00303178" officeooo:paragraph-rsid="00303178" style:font-size-asian="18pt" style:font-name-complex="Awami Nastaliq:hehk=1" style:font-size-complex="18pt"/>
    </style:style>
    <style:style style:name="P43" style:family="paragraph" style:parent-style-name="Standard">
      <style:paragraph-properties fo:margin-top="0.1083in" fo:margin-bottom="0in" loext:contextual-spacing="false" fo:line-height="100%" fo:text-align="end" style:justify-single-word="false" style:writing-mode="rl-tb"/>
      <style:text-properties fo:font-size="18pt" style:font-size-asian="18pt" style:font-name-complex="Awami Nastaliq:hedo=0" style:font-size-complex="18pt"/>
    </style:style>
    <style:style style:name="P44" style:family="paragraph" style:parent-style-name="Standard">
      <style:paragraph-properties fo:margin-top="0.1083in" fo:margin-bottom="0in" loext:contextual-spacing="false" fo:line-height="100%" fo:text-align="end" style:justify-single-word="false" style:writing-mode="rl-tb"/>
      <style:text-properties fo:font-size="18pt" style:font-size-asian="18pt" style:font-name-complex="Awami Nastaliq:hedo=1" style:font-size-complex="18pt"/>
    </style:style>
    <style:style style:name="P45" style:family="paragraph" style:parent-style-name="Standard">
      <style:paragraph-properties fo:margin-top="0.1083in" fo:margin-bottom="0in" loext:contextual-spacing="false" fo:line-height="100%" fo:text-align="end" style:justify-single-word="false" style:writing-mode="rl-tb"/>
      <style:text-properties fo:font-size="18pt" officeooo:rsid="004b3976" officeooo:paragraph-rsid="004b3976" style:font-size-asian="18pt" style:font-name-complex="Awami Nastaliq:lamv=0" style:font-size-complex="18pt"/>
    </style:style>
    <style:style style:name="P46" style:family="paragraph" style:parent-style-name="Standard">
      <style:paragraph-properties fo:margin-top="0.1083in" fo:margin-bottom="0in" loext:contextual-spacing="false" fo:line-height="100%" fo:text-align="end" style:justify-single-word="false" style:writing-mode="rl-tb"/>
      <style:text-properties fo:font-size="18pt" officeooo:rsid="004b3976" officeooo:paragraph-rsid="004b3976" style:font-size-asian="18pt" style:font-name-complex="Awami Nastaliq:lamv=1" style:font-size-complex="18pt"/>
    </style:style>
    <style:style style:name="P47" style:family="paragraph" style:parent-style-name="Standard">
      <style:paragraph-properties fo:margin-top="0.1083in" fo:margin-bottom="0in" loext:contextual-spacing="false" fo:line-height="100%" fo:text-align="end" style:justify-single-word="false" style:writing-mode="rl-tb"/>
      <style:text-properties fo:font-size="18pt" officeooo:rsid="004b3976" officeooo:paragraph-rsid="00637185" style:font-size-asian="18pt" style:font-name-complex="Awami Nastaliq" style:font-size-complex="18pt"/>
    </style:style>
    <style:style style:name="P48" style:family="paragraph" style:parent-style-name="Standard">
      <style:paragraph-properties fo:margin-top="0.1083in" fo:margin-bottom="0in" loext:contextual-spacing="false" fo:line-height="100%" fo:text-align="end" style:justify-single-word="false" style:writing-mode="rl-tb"/>
      <style:text-properties fo:font-size="18pt" officeooo:rsid="0044525e" officeooo:paragraph-rsid="005c30b9" style:font-size-asian="18pt" style:font-name-complex="Awami Nastaliq" style:font-size-complex="18pt"/>
    </style:style>
    <style:style style:name="P49" style:family="paragraph" style:parent-style-name="Standard">
      <style:paragraph-properties fo:margin-top="0.1083in" fo:margin-bottom="0in" loext:contextual-spacing="false" fo:line-height="100%" fo:text-align="end" style:justify-single-word="false" style:writing-mode="rl-tb"/>
      <style:text-properties fo:font-size="18pt" officeooo:rsid="005744f8" officeooo:paragraph-rsid="005744f8" style:font-size-asian="18pt" style:font-name-complex="Awami Nastaliq" style:font-size-complex="18pt"/>
    </style:style>
    <style:style style:name="P50" style:family="paragraph" style:parent-style-name="Standard">
      <style:paragraph-properties fo:margin-top="0.1083in" fo:margin-bottom="0in" loext:contextual-spacing="false" fo:line-height="100%" fo:text-align="end" style:justify-single-word="false" style:writing-mode="rl-tb"/>
      <style:text-properties fo:font-size="18pt" officeooo:paragraph-rsid="006cc57c" style:font-size-asian="18pt" style:font-name-complex="Awami Nastaliq" style:font-size-complex="18pt"/>
    </style:style>
    <style:style style:name="P51" style:family="paragraph" style:parent-style-name="Standard">
      <style:paragraph-properties fo:margin-top="0.1083in" fo:margin-bottom="0in" loext:contextual-spacing="false" fo:line-height="100%" fo:text-align="end" style:justify-single-word="false" style:writing-mode="rl-tb"/>
      <style:text-properties fo:font-size="18pt" officeooo:rsid="006eba5f" officeooo:paragraph-rsid="006cc57c" style:font-size-asian="18pt" style:font-name-complex="Awami Nastaliq" style:font-size-complex="18pt"/>
    </style:style>
    <style:style style:name="P52" style:family="paragraph" style:parent-style-name="Standard">
      <style:paragraph-properties fo:margin-top="0.1083in" fo:margin-bottom="0in" loext:contextual-spacing="false" fo:line-height="100%" fo:text-align="end" style:justify-single-word="false" style:writing-mode="rl-tb"/>
      <style:text-properties fo:font-size="18pt" officeooo:rsid="004b3976" officeooo:paragraph-rsid="00637185" style:font-size-asian="18pt" style:font-name-complex="Awami Nastaliq:cv85=1" style:font-size-complex="18pt"/>
    </style:style>
    <style:style style:name="P53" style:family="paragraph" style:parent-style-name="Standard">
      <style:paragraph-properties fo:margin-top="0.1083in" fo:margin-bottom="0in" loext:contextual-spacing="false" fo:line-height="100%" fo:text-align="end" style:justify-single-word="false" style:writing-mode="rl-tb"/>
      <style:text-properties fo:font-size="18pt" officeooo:rsid="0024643d" officeooo:paragraph-rsid="0024643d" style:font-size-asian="18pt" style:font-name-complex="Awami Nastaliq:cv78=1" style:font-size-complex="18pt"/>
    </style:style>
    <style:style style:name="P54" style:family="paragraph" style:parent-style-name="Standard">
      <style:paragraph-properties fo:margin-top="0.1083in" fo:margin-bottom="0in" loext:contextual-spacing="false" fo:line-height="100%" fo:text-align="end" style:justify-single-word="false" style:writing-mode="rl-tb"/>
      <style:text-properties fo:font-size="18pt" officeooo:rsid="0024643d" officeooo:paragraph-rsid="0024643d" style:font-size-asian="18pt" style:font-name-complex="Awami Nastaliq:cv78=2" style:font-size-complex="18pt"/>
    </style:style>
    <style:style style:name="P55" style:family="paragraph" style:parent-style-name="Standard">
      <style:paragraph-properties fo:margin-top="0.1083in" fo:margin-bottom="0in" loext:contextual-spacing="false" fo:line-height="100%" fo:text-align="end" style:justify-single-word="false" style:writing-mode="rl-tb"/>
      <style:text-properties fo:font-size="18pt" officeooo:rsid="0044525e" officeooo:paragraph-rsid="005c30b9" style:font-size-asian="18pt" style:font-name-complex="Awami Nastaliq:hamz=1" style:font-size-complex="18pt"/>
    </style:style>
    <style:style style:name="P56" style:family="paragraph" style:parent-style-name="Standard">
      <style:paragraph-properties fo:margin-top="0.1083in" fo:margin-bottom="0in" loext:contextual-spacing="false" fo:line-height="100%" fo:text-align="end" style:justify-single-word="false" style:writing-mode="rl-tb"/>
      <style:text-properties fo:font-size="18pt" officeooo:rsid="005744f8" officeooo:paragraph-rsid="005744f8" style:font-size-asian="18pt" style:font-name-complex="Awami Nastaliq:snuq=1" style:font-size-complex="18pt"/>
    </style:style>
    <style:style style:name="P57" style:family="paragraph" style:parent-style-name="Standard">
      <style:paragraph-properties fo:margin-top="0.1083in" fo:margin-bottom="0in" loext:contextual-spacing="false" fo:line-height="100%" fo:text-align="end" style:justify-single-word="false" style:writing-mode="rl-tb"/>
      <style:text-properties style:font-name="Awami Nastaliq" fo:font-size="18pt" officeooo:rsid="0024643d" officeooo:paragraph-rsid="00637185" style:font-size-asian="18pt" style:font-name-complex="Awami Nastaliq" style:font-size-complex="18pt"/>
    </style:style>
    <style:style style:name="P58" style:family="paragraph" style:parent-style-name="Standard">
      <style:paragraph-properties fo:margin-top="0.1083in" fo:margin-bottom="0in" loext:contextual-spacing="false" fo:line-height="100%" fo:text-align="end" style:justify-single-word="false" style:writing-mode="rl-tb"/>
      <style:text-properties style:font-name="Awami Nastaliq PreBeta3" fo:font-size="18pt" officeooo:rsid="0024643d" officeooo:paragraph-rsid="00637185" style:font-size-asian="18pt" style:font-name-complex="Awami Nastaliq:punc=2" style:font-size-complex="18pt"/>
    </style:style>
    <style:style style:name="P59" style:family="paragraph" style:parent-style-name="Standard">
      <style:paragraph-properties fo:margin-top="0.1083in" fo:margin-bottom="0in" loext:contextual-spacing="false" fo:line-height="100%" fo:text-align="end" style:justify-single-word="false" style:writing-mode="rl-tb"/>
      <style:text-properties style:font-name="Awami Nastaliq:invs=1" fo:font-size="18pt" officeooo:rsid="0045f843" officeooo:paragraph-rsid="006b9025" style:font-size-asian="18pt" style:font-name-complex="Awami Nastaliq:invs=1" style:font-size-complex="18pt"/>
    </style:style>
    <style:style style:name="P60" style:family="paragraph" style:parent-style-name="Standard">
      <style:paragraph-properties fo:margin-top="0.1083in" fo:margin-bottom="0in" loext:contextual-spacing="false" fo:line-height="100%" fo:text-align="end" style:justify-single-word="false" style:writing-mode="rl-tb"/>
      <style:text-properties style:font-name="Awami Nastaliq:invs=1" fo:font-size="18pt" officeooo:rsid="006eba5f" officeooo:paragraph-rsid="006cc57c" style:font-size-asian="18pt" style:font-name-complex="Awami Nastaliq:invs=1" style:font-size-complex="18pt"/>
    </style:style>
    <style:style style:name="P61" style:family="paragraph" style:parent-style-name="Preformatted_20_Text">
      <style:paragraph-properties fo:margin-top="0.1083in" fo:margin-bottom="0in" loext:contextual-spacing="false" fo:line-height="100%" fo:text-align="end" style:justify-single-word="false" style:writing-mode="rl-tb"/>
      <style:text-properties fo:font-size="18pt" officeooo:paragraph-rsid="00414237" style:font-size-asian="18pt" style:font-name-complex="Awami Nastaliq:wdsp=0" style:font-size-complex="18pt"/>
    </style:style>
    <style:style style:name="P62" style:family="paragraph" style:parent-style-name="Preformatted_20_Text">
      <style:paragraph-properties fo:margin-top="0.1083in" fo:margin-bottom="0in" loext:contextual-spacing="false" fo:line-height="100%" fo:text-align="end" style:justify-single-word="false" style:writing-mode="rl-tb"/>
      <style:text-properties fo:font-size="18pt" officeooo:paragraph-rsid="00414237" style:font-size-asian="18pt" style:font-name-complex="Awami Nastaliq:wdsp=1" style:font-size-complex="18pt"/>
    </style:style>
    <style:style style:name="P63" style:family="paragraph" style:parent-style-name="Preformatted_20_Text">
      <style:paragraph-properties fo:margin-top="0.1083in" fo:margin-bottom="0in" loext:contextual-spacing="false" fo:line-height="100%" fo:text-align="end" style:justify-single-word="false" style:writing-mode="rl-tb"/>
      <style:text-properties fo:font-size="18pt" officeooo:paragraph-rsid="00414237" style:font-size-asian="18pt" style:font-name-complex="Awami Nastaliq" style:font-size-complex="18pt"/>
    </style:style>
    <style:style style:name="P64" style:family="paragraph" style:parent-style-name="Preformatted_20_Text">
      <style:paragraph-properties fo:margin-top="0.1083in" fo:margin-bottom="0in" loext:contextual-spacing="false" fo:line-height="100%" fo:text-align="end" style:justify-single-word="false" style:writing-mode="rl-tb"/>
      <style:text-properties fo:font-size="18pt" officeooo:paragraph-rsid="00414237" style:font-size-asian="18pt" style:font-name-complex="Awami Nastaliq:wdsp=3" style:font-size-complex="18pt"/>
    </style:style>
    <style:style style:name="P65" style:family="paragraph" style:parent-style-name="Preformatted_20_Text">
      <style:paragraph-properties fo:margin-top="0.1083in" fo:margin-bottom="0in" loext:contextual-spacing="false" fo:line-height="100%" fo:text-align="end" style:justify-single-word="false" style:writing-mode="rl-tb"/>
      <style:text-properties fo:font-size="18pt" officeooo:paragraph-rsid="00414237" style:font-size-asian="18pt" style:font-name-complex="Awami Nastaliq:wdsp=4" style:font-size-complex="18pt"/>
    </style:style>
    <style:style style:name="P66" style:family="paragraph" style:parent-style-name="Standard">
      <style:paragraph-properties fo:margin-top="0.1083in" fo:margin-bottom="0in" loext:contextual-spacing="false" fo:line-height="100%" fo:text-align="start" style:justify-single-word="false" style:writing-mode="lr-tb"/>
      <style:text-properties style:font-name="Awami Nastaliq" fo:font-size="18pt" officeooo:rsid="0024643d" officeooo:paragraph-rsid="0066101d" style:font-size-asian="18pt" style:font-name-complex="Awami Nastaliq" style:font-size-complex="18pt"/>
    </style:style>
    <style:style style:name="P67" style:family="paragraph" style:parent-style-name="Standard">
      <style:paragraph-properties fo:margin-top="0.1083in" fo:margin-bottom="0in" loext:contextual-spacing="false" fo:line-height="100%" fo:text-align="start" style:justify-single-word="false" style:writing-mode="lr-tb"/>
      <style:text-properties style:font-name="Awami Nastaliq:punc=1" fo:font-size="18pt" officeooo:rsid="0024643d" officeooo:paragraph-rsid="00637185" style:font-size-asian="18pt" style:font-name-complex="Awami Nastaliq Beta3" style:font-size-complex="18pt"/>
    </style:style>
    <style:style style:name="P68" style:family="paragraph" style:parent-style-name="Table_20_Heading">
      <style:text-properties fo:font-weight="bold" style:font-weight-asian="bold" style:font-weight-complex="bold"/>
    </style:style>
    <style:style style:name="P69" style:family="paragraph" style:parent-style-name="Table_20_Heading">
      <style:text-properties fo:font-weight="bold" officeooo:rsid="0033318d" officeooo:paragraph-rsid="0033318d" style:font-weight-asian="bold" style:font-weight-complex="bold"/>
    </style:style>
    <style:style style:name="P70" style:family="paragraph" style:parent-style-name="Heading_20_2">
      <style:paragraph-properties fo:break-before="page"/>
    </style:style>
    <style:style style:name="P71" style:family="paragraph" style:parent-style-name="Standard">
      <style:paragraph-properties fo:margin-top="0.2165in" fo:margin-bottom="0in" loext:contextual-spacing="false" fo:line-height="200%" fo:text-align="end" style:justify-single-word="false" style:writing-mode="rl-tb"/>
      <style:text-properties fo:font-size="18pt" officeooo:paragraph-rsid="0050048b" style:font-size-asian="18pt" style:font-name-complex="Awami Nastaliq:shrt=0" style:font-size-complex="18pt"/>
    </style:style>
    <style:style style:name="P72" style:family="paragraph" style:parent-style-name="Standard">
      <style:paragraph-properties fo:margin-top="0.2165in" fo:margin-bottom="0in" loext:contextual-spacing="false" fo:line-height="200%" fo:text-align="end" style:justify-single-word="false" style:writing-mode="rl-tb"/>
      <style:text-properties fo:font-size="18pt" officeooo:paragraph-rsid="0050048b" style:font-size-asian="18pt" style:font-name-complex="Awami Nastaliq:shrt=1" style:font-size-complex="18pt"/>
    </style:style>
    <style:style style:name="P73" style:family="paragraph" style:parent-style-name="Standard">
      <style:paragraph-properties fo:margin-top="0.2165in" fo:margin-bottom="0in" loext:contextual-spacing="false" fo:line-height="200%" fo:text-align="end" style:justify-single-word="false" style:writing-mode="rl-tb"/>
      <style:text-properties fo:font-size="18pt" officeooo:paragraph-rsid="0050048b" style:font-size-asian="18pt" style:font-name-complex="Awami Nastaliq:shrt=2" style:font-size-complex="18pt"/>
    </style:style>
    <style:style style:name="P74" style:family="paragraph" style:parent-style-name="Standard">
      <style:paragraph-properties fo:margin-top="0.2165in" fo:margin-bottom="0in" loext:contextual-spacing="false" fo:line-height="200%" fo:text-align="end" style:justify-single-word="false" style:writing-mode="rl-tb"/>
      <style:text-properties fo:font-size="18pt" officeooo:paragraph-rsid="0050048b" style:font-size-asian="18pt" style:font-name-complex="Awami Nastaliq:shrt=3" style:font-size-complex="18pt"/>
    </style:style>
    <style:style style:name="P75" style:family="paragraph" style:parent-style-name="Table_20_Contents">
      <style:paragraph-properties fo:text-align="end" style:justify-single-word="false" style:writing-mode="rl-tb"/>
      <style:text-properties style:font-name="AwamiNastaliq Alpha2Plus" fo:font-size="16pt" officeooo:paragraph-rsid="0033318d" style:font-size-asian="16pt" style:font-name-complex="Awami Nastaliq" style:font-size-complex="16pt"/>
    </style:style>
    <style:style style:name="P76" style:family="paragraph" style:parent-style-name="Text_20_body">
      <style:paragraph-properties fo:margin-top="0.011in" fo:margin-bottom="0in" loext:contextual-spacing="false" fo:line-height="100%" style:writing-mode="lr-tb"/>
      <style:text-properties fo:font-style="italic" officeooo:paragraph-rsid="0049151d" style:font-style-asian="italic" style:font-style-complex="italic"/>
    </style:style>
    <style:style style:name="P77" style:family="paragraph" style:parent-style-name="Text_20_body">
      <style:paragraph-properties fo:margin-top="0.011in" fo:margin-bottom="0in" loext:contextual-spacing="false" fo:line-height="100%" style:writing-mode="lr-tb"/>
    </style:style>
    <style:style style:name="P78" style:family="paragraph" style:parent-style-name="Text_20_body">
      <style:paragraph-properties fo:margin-top="0.011in" fo:margin-bottom="0in" loext:contextual-spacing="false" fo:line-height="100%" style:writing-mode="lr-tb"/>
      <style:text-properties officeooo:paragraph-rsid="0049151d"/>
    </style:style>
    <style:style style:name="P79" style:family="paragraph" style:parent-style-name="Heading_20_2">
      <style:text-properties officeooo:rsid="00313eda" officeooo:paragraph-rsid="005862d7"/>
    </style:style>
    <style:style style:name="P80" style:family="paragraph" style:parent-style-name="Heading_20_1" style:master-page-name="Standard">
      <style:paragraph-properties style:page-number="auto"/>
      <style:text-properties officeooo:paragraph-rsid="002601fb"/>
    </style:style>
    <style:style style:name="P81" style:family="paragraph" style:parent-style-name="Text_20_body" style:list-style-name="L1">
      <style:paragraph-properties fo:margin-top="0.011in" fo:margin-bottom="0in" loext:contextual-spacing="false" fo:line-height="100%" style:writing-mode="lr-tb"/>
    </style:style>
    <style:style style:name="P82" style:family="paragraph" style:parent-style-name="Standard">
      <style:paragraph-properties fo:margin-top="0.1083in" fo:margin-bottom="0in" loext:contextual-spacing="false" fo:line-height="100%" fo:text-align="end" style:justify-single-word="false" style:writing-mode="rl-tb"/>
      <style:text-properties fo:font-size="18pt" officeooo:rsid="00792e09" officeooo:paragraph-rsid="00792e09" style:font-size-asian="18pt" style:font-name-complex="Awami Nastaliq:agca=0" style:font-size-complex="18pt"/>
    </style:style>
    <style:style style:name="P83" style:family="paragraph" style:parent-style-name="Standard">
      <style:paragraph-properties fo:margin-top="0.1083in" fo:margin-bottom="0in" loext:contextual-spacing="false" fo:line-height="100%" fo:text-align="end" style:justify-single-word="false" style:writing-mode="rl-tb"/>
      <style:text-properties fo:font-size="18pt" officeooo:rsid="00792e09" officeooo:paragraph-rsid="00792e09" style:font-size-asian="18pt" style:font-name-complex="Awami Nastaliq:agca=1" style:font-size-complex="18pt"/>
    </style:style>
    <style:style style:name="P84" style:family="paragraph" style:parent-style-name="Standard">
      <style:paragraph-properties fo:margin-top="0.1083in" fo:margin-bottom="0in" loext:contextual-spacing="false" fo:line-height="100%" fo:text-align="end" style:justify-single-word="false" style:writing-mode="rl-tb"/>
      <style:text-properties fo:font-size="18pt" officeooo:rsid="00792e09" officeooo:paragraph-rsid="00792e09" style:font-size-asian="18pt" style:font-name-complex="Awami Nastaliq:agca=3" style:font-size-complex="18pt"/>
    </style:style>
    <style:style style:name="P85" style:family="paragraph" style:parent-style-name="Standard">
      <style:paragraph-properties fo:margin-top="0in" fo:margin-bottom="0in" loext:contextual-spacing="false" fo:line-height="100%"/>
      <style:text-properties officeooo:rsid="004ca2bc" officeooo:paragraph-rsid="00792e09"/>
    </style:style>
    <style:style style:name="T1" style:family="text">
      <style:text-properties officeooo:rsid="0011ac40"/>
    </style:style>
    <style:style style:name="T2" style:family="text">
      <style:text-properties officeooo:rsid="0011ad6c"/>
    </style:style>
    <style:style style:name="T3" style:family="text">
      <style:text-properties officeooo:rsid="0012f2de"/>
    </style:style>
    <style:style style:name="T4" style:family="text">
      <style:text-properties officeooo:rsid="00140147"/>
    </style:style>
    <style:style style:name="T5" style:family="text">
      <style:text-properties officeooo:rsid="001903fe"/>
    </style:style>
    <style:style style:name="T6" style:family="text">
      <style:text-properties officeooo:rsid="001c8efb"/>
    </style:style>
    <style:style style:name="T7" style:family="text">
      <style:text-properties officeooo:rsid="001f554a"/>
    </style:style>
    <style:style style:name="T8" style:family="text">
      <style:text-properties officeooo:rsid="0024643d"/>
    </style:style>
    <style:style style:name="T9" style:family="text">
      <style:text-properties officeooo:rsid="0025cc8f"/>
    </style:style>
    <style:style style:name="T10" style:family="text">
      <style:text-properties officeooo:rsid="001d7b04"/>
    </style:style>
    <style:style style:name="T11" style:family="text">
      <style:text-properties officeooo:rsid="002601fb"/>
    </style:style>
    <style:style style:name="T12" style:family="text">
      <style:text-properties fo:font-weight="bold" officeooo:rsid="002601fb" style:font-weight-asian="bold" style:font-weight-complex="bold"/>
    </style:style>
    <style:style style:name="T13" style:family="text">
      <style:text-properties officeooo:rsid="00267d79"/>
    </style:style>
    <style:style style:name="T14" style:family="text">
      <style:text-properties officeooo:rsid="002ae164"/>
    </style:style>
    <style:style style:name="T15" style:family="text">
      <style:text-properties officeooo:rsid="002dd906"/>
    </style:style>
    <style:style style:name="T16" style:family="text">
      <style:text-properties officeooo:rsid="002e752e"/>
    </style:style>
    <style:style style:name="T17" style:family="text">
      <style:text-properties officeooo:rsid="00313eda"/>
    </style:style>
    <style:style style:name="T18" style:family="text">
      <style:text-properties officeooo:rsid="0033318d"/>
    </style:style>
    <style:style style:name="T19" style:family="text">
      <style:text-properties officeooo:rsid="0036b9e5"/>
    </style:style>
    <style:style style:name="T20" style:family="text">
      <style:text-properties officeooo:rsid="00303178"/>
    </style:style>
    <style:style style:name="T21" style:family="text">
      <style:text-properties officeooo:rsid="003ee650"/>
    </style:style>
    <style:style style:name="T22" style:family="text">
      <style:text-properties officeooo:rsid="00462dcd"/>
    </style:style>
    <style:style style:name="T23" style:family="text">
      <style:text-properties fo:font-size="9pt" style:font-size-asian="9pt" style:font-size-complex="9pt"/>
    </style:style>
    <style:style style:name="T24" style:family="text">
      <style:text-properties fo:font-size="9pt" officeooo:rsid="001fe42f" style:font-size-asian="9pt" style:font-size-complex="9pt"/>
    </style:style>
    <style:style style:name="T25" style:family="text">
      <style:text-properties fo:font-size="9pt" officeooo:rsid="002dd906" style:font-size-asian="9pt" style:font-size-complex="9pt"/>
    </style:style>
    <style:style style:name="T26" style:family="text">
      <style:text-properties fo:font-size="9pt" officeooo:rsid="0049d2a7" style:font-size-asian="9pt" style:font-size-complex="9pt"/>
    </style:style>
    <style:style style:name="T27" style:family="text">
      <style:text-properties fo:font-size="9pt" officeooo:rsid="004e3d4e" style:font-size-asian="9pt" style:font-size-complex="9pt"/>
    </style:style>
    <style:style style:name="T28" style:family="text">
      <style:text-properties fo:font-size="9pt" officeooo:rsid="005628fa" style:font-size-asian="9pt" style:font-size-complex="9pt"/>
    </style:style>
    <style:style style:name="T29" style:family="text">
      <style:text-properties fo:font-size="9pt" officeooo:rsid="005a30fe" style:font-size-asian="9pt" style:font-size-complex="9pt"/>
    </style:style>
    <style:style style:name="T30" style:family="text">
      <style:text-properties fo:font-size="9pt" officeooo:rsid="00637185" style:font-size-asian="9pt" style:font-size-complex="9pt"/>
    </style:style>
    <style:style style:name="T31" style:family="text">
      <style:text-properties fo:font-size="9pt" officeooo:rsid="00638a84" style:font-size-asian="9pt" style:font-size-complex="9pt"/>
    </style:style>
    <style:style style:name="T32" style:family="text">
      <style:text-properties fo:font-size="9pt" officeooo:rsid="0036b9e5" style:font-size-asian="9pt" style:font-size-complex="9pt"/>
    </style:style>
    <style:style style:name="T33" style:family="text">
      <style:text-properties fo:font-size="9pt" officeooo:rsid="0069abcb" style:font-size-asian="9pt" style:font-size-complex="9pt"/>
    </style:style>
    <style:style style:name="T34" style:family="text">
      <style:text-properties fo:font-size="9pt" officeooo:rsid="007767c3" style:font-size-asian="9pt" style:font-size-complex="9pt"/>
    </style:style>
    <style:style style:name="T35" style:family="text">
      <style:text-properties fo:font-size="9pt" officeooo:rsid="00792e09" style:font-size-asian="9pt" style:font-size-complex="9pt"/>
    </style:style>
    <style:style style:name="T36" style:family="text">
      <style:text-properties officeooo:rsid="004b3976"/>
    </style:style>
    <style:style style:name="T37" style:family="text">
      <style:text-properties officeooo:rsid="004ca2bc"/>
    </style:style>
    <style:style style:name="T38" style:family="text">
      <style:text-properties style:font-name="Awami Nastaliq Beta1" officeooo:rsid="000d1a2b" fo:background-color="transparent" loext:char-shading-value="0"/>
    </style:style>
    <style:style style:name="T39" style:family="text">
      <style:text-properties style:font-name="Awami Nastaliq Beta1" officeooo:rsid="002b051a" fo:background-color="transparent" loext:char-shading-value="0"/>
    </style:style>
    <style:style style:name="T40" style:family="text">
      <style:text-properties style:font-name="Awami Nastaliq Beta1" officeooo:rsid="0029666a" fo:background-color="transparent" loext:char-shading-value="0"/>
    </style:style>
    <style:style style:name="T41" style:family="text">
      <style:text-properties officeooo:rsid="0056536b"/>
    </style:style>
    <style:style style:name="T42" style:family="text">
      <style:text-properties officeooo:rsid="005862d7"/>
    </style:style>
    <style:style style:name="T43" style:family="text">
      <style:text-properties officeooo:rsid="005a30fe"/>
    </style:style>
    <style:style style:name="T44" style:family="text">
      <style:text-properties officeooo:rsid="005c30b9"/>
    </style:style>
    <style:style style:name="T45" style:family="text">
      <style:text-properties style:font-name="Calibri1" fo:font-size="11pt"/>
    </style:style>
    <style:style style:name="T46" style:family="text">
      <style:text-properties officeooo:rsid="0049d2a7"/>
    </style:style>
    <style:style style:name="T47" style:family="text">
      <style:text-properties officeooo:rsid="005dee93"/>
    </style:style>
    <style:style style:name="T48" style:family="text">
      <style:text-properties officeooo:rsid="005744f8"/>
    </style:style>
    <style:style style:name="T49" style:family="text">
      <style:text-properties officeooo:rsid="00637185"/>
    </style:style>
    <style:style style:name="T50" style:family="text">
      <style:text-properties fo:font-size="11pt"/>
    </style:style>
    <style:style style:name="T51" style:family="text">
      <style:text-properties officeooo:rsid="0069abcb"/>
    </style:style>
    <style:style style:name="T52" style:family="text">
      <style:text-properties officeooo:rsid="0071485f"/>
    </style:style>
    <style:style style:name="T53" style:family="text">
      <style:text-properties officeooo:rsid="007342e7"/>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0" text:outline-level="1"><text:span text:style-name="T11">Font Features for </text:span>Awami Nastaliq</text:h>
      <text:p text:style-name="P36"><text:bookmark text:name="_GoBack"/>The Awami Nastaliq font includes a number of optional features that provide alternative rendering that might be preferable for use in some contexts. The chart below enumerates the details of these features. Whether these features are available to users will depend on both the application being used. </text:p>
      <text:p text:style-name="P34"><text:span text:style-name="T11">In LibreOffice 5.2+ (</text:span><text:a xlink:type="simple" xlink:href="http://www.libreoffice.org/download/" text:style-name="Internet_20_link" text:visited-style-name="Visited_20_Internet_20_Link"><text:span text:style-name="T11">http://www.libreoffice.org/download/</text:span></text:a><text:span text:style-name="T11">) you should first enable complex text layout. To do this, go to </text:span><text:span text:style-name="T12">Tools / Options / Language Settings / Languages </text:span><text:span text:style-name="T11">and then select </text:span><text:span text:style-name="T12">Enabled for complex text layout (CTL)</text:span><text:span text:style-name="T11">. This will allow you to select Right-to-Left for paragraphs. </text:span></text:p>
      <text:p text:style-name="P33">In order to “turn on” a Font Feature in LibreOffice <text:span text:style-name="T9">5.2+</text:span>, you must select the font and then type “:” followed by the feature ID, followed by “=” followed by the value. So, for example, you might select “Awami Nastaliq:hehk=0” to turn off the hook on the medial heh-goal.</text:p>
      <text:p text:style-name="P35">If you wish to apply two (or more) features, you can separate them with an “&amp;”. Thus, “<text:span text:style-name="T10">Awami Nastaliq:hehk=0</text:span>&amp;hedo=1” would apply the “Hook on medial heh-goal” feature plus the “Initial heh doachashmee” feature.</text:p>
      <text:p text:style-name="P35">In Mozilla Firefox, with Graphite rendering, features can be accessed using the appropriate CSS markup. A description of how to use the font features in Mozilla Firefox can be found here: <text:a xlink:type="simple" xlink:href="http://scripts.sil.org/cms/scripts/page.php?site_id=projects&amp;item_id=graphite_firefox#cf8a0574" text:style-name="Internet_20_link" text:visited-style-name="Visited_20_Internet_20_Link">http://scripts.sil.org/cms/scripts/page.php?site_id=projects&amp;item_id=graphite_firefox#cf8a0574</text:a> .</text:p>
      <text:p text:style-name="P37">In XeTeX (TeXLive 2016+) the <text:span text:style-name="T16">F</text:span>eature <text:span text:style-name="T16">N</text:span>ame must be <text:span text:style-name="T16">used (not the Feature ID)</text:span>. The syntax is in the “Value” field. For example, if the initial round doachashmee is desired, the font selection should be <text:span text:style-name="T11">“</text:span>Awami Nastaliq/GR:Initial heh doachashmee=Round<text:span text:style-name="T11">”. </text:span></text:p>
      <text:p text:style-name="P79"/>
      <text:p text:style-name="P79"/>
      <text:p text:style-name="P79"/>
      <text:p text:style-name="P35"/>
      <text:p text:style-name="P35"/>
      <text:p text:style-name="P35"/>
      <text:p text:style-name="Heading_20_2"><text:soft-page-break/><text:span text:style-name="T18">F</text:span>ont features in Awami Nastaliq</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Feature Name</text:p>
          </table:table-cell>
          <table:table-cell table:style-name="Table1.A1" office:value-type="string">
            <text:p text:style-name="P6">Feature ID</text:p>
          </table:table-cell>
          <table:table-cell table:style-name="Table1.A1" office:value-type="string">
            <text:p text:style-name="P6">Value</text:p>
          </table:table-cell>
          <table:table-cell table:style-name="Table1.D1" office:value-type="string">
            <text:p text:style-name="P6">Test Sample</text:p>
          </table:table-cell>
        </table:table-row>
        <table:table-row table:style-name="Table1.1">
          <table:table-cell table:style-name="Table1.A2" table:number-rows-spanned="2" office:value-type="string">
            <text:p text:style-name="P2">Hook on medial heh-goal</text:p>
            <text:p text:style-name="P8">(U+06C1, <text:span text:style-name="T7">U+06C2</text:span>)</text:p>
          </table:table-cell>
          <table:table-cell table:style-name="Table1.A2" table:number-rows-spanned="2" office:value-type="string">
            <text:p text:style-name="P2">hehk</text:p>
          </table:table-cell>
          <table:table-cell table:style-name="Table1.A2" office:value-type="string">
            <text:p text:style-name="P2"><text:span text:style-name="T1">0=</text:span>False</text:p>
            <text:p text:style-name="P13"><text:span text:style-name="T13">XeTeX: “Awami Nastaliq/GR:</text:span>:Hook on medial heh-goal=False<text:span text:style-name="T13">”</text:span></text:p>
          </table:table-cell>
          <table:table-cell table:style-name="Table1.D2" office:value-type="string">
            <text:p text:style-name="P41">بہب بۂب</text:p>
          </table:table-cell>
        </table:table-row>
        <table:table-row table:style-name="Table1.1">
          <table:covered-table-cell/>
          <table:covered-table-cell/>
          <table:table-cell table:style-name="Table1.A2" office:value-type="string">
            <text:p text:style-name="P3"><text:span text:style-name="T1">1=</text:span>True (default)</text:p>
          </table:table-cell>
          <table:table-cell table:style-name="Table1.D2" office:value-type="string">
            <text:p text:style-name="P42">بہب بۂب</text:p>
          </table:table-cell>
        </table:table-row>
        <table:table-row table:style-name="Table1.1">
          <table:table-cell table:style-name="Table1.A2" table:number-rows-spanned="2" office:value-type="string">
            <text:p text:style-name="P2">Initial heh doachashmee</text:p>
            <text:p text:style-name="P9">(U+06BE)</text:p>
          </table:table-cell>
          <table:table-cell table:style-name="Table1.A2" table:number-rows-spanned="2" office:value-type="string">
            <text:p text:style-name="P2">hedo</text:p>
          </table:table-cell>
          <table:table-cell table:style-name="Table1.A2" office:value-type="string">
            <text:p text:style-name="P2"><text:span text:style-name="T2">0=</text:span>Heart shape (default)</text:p>
          </table:table-cell>
          <table:table-cell table:style-name="Table1.D2" office:value-type="string">
            <text:p text:style-name="P43">ھا</text:p>
          </table:table-cell>
        </table:table-row>
        <table:table-row table:style-name="Table1.1">
          <table:covered-table-cell/>
          <table:covered-table-cell/>
          <table:table-cell table:style-name="Table1.A2" office:value-type="string">
            <text:p text:style-name="P2"><text:span text:style-name="T2">1=</text:span>Round</text:p>
            <text:p text:style-name="P13"><text:span text:style-name="T13">XeTeX: “Awami Nastaliq/GR:</text:span>Initial heh doachashmee=Round<text:span text:style-name="T13">”</text:span></text:p>
          </table:table-cell>
          <table:table-cell table:style-name="Table1.D2" office:value-type="string">
            <text:p text:style-name="P44">ھا</text:p>
          </table:table-cell>
        </table:table-row>
        <table:table-row table:style-name="Table1.1">
          <table:table-cell table:style-name="Table1.A2" table:number-rows-spanned="2" office:value-type="string">
            <text:p text:style-name="P39">Lam with V<text:line-break/><text:span text:style-name="T24">(U+06</text:span><text:span text:style-name="T23">B5</text:span><text:span text:style-name="T24">)</text:span></text:p>
          </table:table-cell>
          <table:table-cell table:style-name="Table1.A2" table:number-rows-spanned="2" office:value-type="string">
            <text:p text:style-name="P22">lamv</text:p>
          </table:table-cell>
          <table:table-cell table:style-name="Table1.A2" office:value-type="string">
            <text:p text:style-name="P23"><text:span text:style-name="T36">0=</text:span>V over stem <text:span text:style-name="T8">(default)</text:span></text:p>
          </table:table-cell>
          <table:table-cell table:style-name="Table1.D2" office:value-type="string">
            <text:p text:style-name="P45">ڵ <text:s/>ڵبڵ<text:span text:style-name="T37">ب</text:span>ڵ</text:p>
          </table:table-cell>
        </table:table-row>
        <table:table-row table:style-name="Table1.1">
          <table:covered-table-cell/>
          <table:covered-table-cell/>
          <table:table-cell table:style-name="Table1.A2" office:value-type="string">
            <text:p text:style-name="P22"><text:span text:style-name="T36">1=</text:span>V over bowl</text:p>
            <text:p text:style-name="P16">XeTeX: “Awami Nastaliq/GR:<text:span text:style-name="T46">Lam with V=V over bowl</text:span>”</text:p>
          </table:table-cell>
          <table:table-cell table:style-name="Table1.D2" office:value-type="string">
            <text:p text:style-name="P46">ڵ <text:s/>ڵبڵ<text:span text:style-name="T37">ب</text:span>ڵ</text:p>
            <text:p text:style-name="P46"/>
            <text:p text:style-name="P46"/>
          </table:table-cell>
        </table:table-row>
        <text:soft-page-break/>
        <table:table-row table:style-name="Table1.1">
          <table:table-cell table:style-name="Table1.A8" table:number-rows-spanned="2" office:value-type="string">
            <text:p text:style-name="P11">Full <text:span text:style-name="T53">s</text:span>top<text:line-break/>(U+06D4)</text:p>
          </table:table-cell>
          <table:table-cell table:style-name="Table1.A2" table:number-rows-spanned="2" office:value-type="string">
            <text:p text:style-name="P31">cv85</text:p>
          </table:table-cell>
          <table:table-cell table:style-name="Table1.A2" office:value-type="string">
            <text:p text:style-name="P32">0=Dash <text:span text:style-name="T8">(default)</text:span></text:p>
          </table:table-cell>
          <table:table-cell table:style-name="Table1.D2" office:value-type="string">
            <text:p text:style-name="P47">ججج<text:span text:style-name="T41">۔</text:span></text:p>
          </table:table-cell>
        </table:table-row>
        <table:table-row table:style-name="Table1.1">
          <table:covered-table-cell/>
          <table:covered-table-cell/>
          <table:table-cell table:style-name="Table1.A2" office:value-type="string">
            <text:p text:style-name="P32">1=Dot</text:p>
            <text:p text:style-name="P17">XeTeX: “Awami Nastaliq/GR:<text:span text:style-name="T47">Full stop=Dot</text:span>”</text:p>
          </table:table-cell>
          <table:table-cell table:style-name="Table1.D2" office:value-type="string">
            <text:p text:style-name="P52">ججج<text:span text:style-name="T41">۔</text:span></text:p>
          </table:table-cell>
        </table:table-row>
        <table:table-row table:style-name="Table1.1">
          <table:table-cell table:style-name="Table1.A2" table:number-rows-spanned="3" office:value-type="string">
            <text:p text:style-name="P5"><text:span text:style-name="T49">Punctuation<text:line-break/></text:span><text:span text:style-name="T30">(</text:span><text:span text:style-name="T23">U+0021, U+0022, U+0027, U+0028, U+0029, U+002A, U+002B, U+002D, U+002F, U+003A, U+003C, U+003D, U+003E, U+005B, U+005C, U+005D, U+007B, U+007C, U+007D, U+00AB, U+00AD, U+00B1, U+00B7, U+00BB, U+00D7, U+2004, U+2010, U+2011, U+2012, U+2013, U+2014, U+2015, U+2018, U+2019, U+201A, U+201C, U+201D, U+201E, U+2022, U+2025, U+2026, U+2027, U+2030, U+2039, U+203A, U+2212, U+2219</text:span><text:span text:style-name="T31">)</text:span></text:p>
          </table:table-cell>
          <table:table-cell table:style-name="Table1.A2" table:number-rows-spanned="3" office:value-type="string">
            <text:p text:style-name="P31"><text:span text:style-name="T52">p</text:span>unc</text:p>
          </table:table-cell>
          <table:table-cell table:style-name="Table1.A2" office:value-type="string">
            <text:p text:style-name="P31">0=Default – uses Arabic-style punctuation for right-to-left segments and Latin-style for left-to-right segments</text:p>
          </table:table-cell>
          <table:table-cell table:style-name="Table1.D2" office:value-type="string">
            <text:p text:style-name="P57"><text:span text:style-name="T50">! " ' ( ) * + - / : &lt; = &gt; [ \ ] { | }</text:span> « ­ ± · » ×   ‐ ‑ ‒ – — ― ‘ ’ ‚ “ ” „ • ‥ … ‧ ‰ ‹ › − ∙ </text:p>
            <text:p text:style-name="P66">! " ' ( ) * + - / : &lt; = &gt; [ \ ] { | } « ­ ± · » ×   ‐ ‑ ‒ – — ― ‘ ’ ‚ “ ” „ • ‥ … ‧ ‰ ‹ › − ∙ </text:p>
          </table:table-cell>
        </table:table-row>
        <table:table-row table:style-name="Table1.1">
          <table:covered-table-cell/>
          <table:covered-table-cell/>
          <table:table-cell table:style-name="Table1.A2" office:value-type="string">
            <text:p text:style-name="P32">1=Arabic</text:p>
            <text:p text:style-name="P17">XeTeX: “Awami Nastaliq/GR:<text:span text:style-name="T47">Punctuation=Arabic</text:span>”</text:p>
          </table:table-cell>
          <table:table-cell table:style-name="Table1.D2" office:value-type="string">
            <text:p text:style-name="P67">! " ' ( ) * + - / : &lt; = &gt; [ \ ] { | } « ­ ± · » ×   ‐ ‑ ‒ – — ― ‘ ’ ‚ “ ” „ • ‥ … ‧ ‰ ‹ › − ∙ </text:p>
          </table:table-cell>
        </table:table-row>
        <table:table-row table:style-name="Table1.1">
          <table:covered-table-cell/>
          <table:covered-table-cell/>
          <table:table-cell table:style-name="Table1.A2" office:value-type="string">
            <text:p text:style-name="P32"><text:span text:style-name="T49">2</text:span>=<text:span text:style-name="T49">Latin</text:span></text:p>
            <text:p text:style-name="P17">XeTeX: “Awami Nastaliq/GR:<text:span text:style-name="T47">Punctuation=Latin</text:span>”</text:p>
          </table:table-cell>
          <table:table-cell table:style-name="Table1.D2" office:value-type="string">
            <text:p text:style-name="P58"><text:span text:style-name="T45">! " ' ( ) * + - / : &lt; = &gt; [ \ ] { | } « ­ ± · » ×   </text:span>‐ ‑ ‒ – — ― ‘ ’ ‚ “ ” „ • ‥ … ‧ ‰ ‹ › − ∙ </text:p>
          </table:table-cell>
        </table:table-row>
        <table:table-row table:style-name="Table1.1">
          <table:table-cell table:style-name="Table1.A2" table:number-rows-spanned="2" office:value-type="string">
            <text:p text:style-name="P12">Sukun/<text:span text:style-name="T22">j</text:span>azm</text:p>
            <text:p text:style-name="P10">(U+06<text:span text:style-name="T15">52</text:span>)</text:p>
          </table:table-cell>
          <table:table-cell table:style-name="Table1.A2" table:number-rows-spanned="2" office:value-type="string">
            <text:p text:style-name="P12">cv78</text:p>
          </table:table-cell>
          <table:table-cell table:style-name="Table1.A2" office:value-type="string">
            <text:p text:style-name="P12"><text:span text:style-name="T8">1=</text:span>Open down <text:span text:style-name="T8">(default)</text:span></text:p>
          </table:table-cell>
          <table:table-cell table:style-name="Table1.D2" office:value-type="string">
            <text:p text:style-name="P53">بْ</text:p>
          </table:table-cell>
        </table:table-row>
        <table:table-row table:style-name="Table1.14">
          <table:covered-table-cell/>
          <table:covered-table-cell/>
          <table:table-cell table:style-name="Table1.A2" office:value-type="string">
            <text:p text:style-name="P12"><text:span text:style-name="T8">2=</text:span>Open left</text:p>
            <text:p text:style-name="P13"><text:span text:style-name="T13">XeTeX: “Awami Nastaliq/GR:</text:span>Sukun/<text:span text:style-name="T22">j</text:span>azm=Open left<text:span text:style-name="T13">”</text:span></text:p>
          </table:table-cell>
          <table:table-cell table:style-name="Table1.D2" office:value-type="string">
            <text:p text:style-name="P54">بْ</text:p>
          </table:table-cell>
        </table:table-row>
        <text:soft-page-break/>
        <table:table-row table:style-name="Table1.15">
          <table:table-cell table:style-name="Table1.A2" table:number-rows-spanned="2" office:value-type="string">
            <text:p text:style-name="P38">Hamza<text:line-break/><text:span text:style-name="T24">(U+06</text:span><text:span text:style-name="T25">2</text:span><text:span text:style-name="T26">1</text:span><text:span text:style-name="T25">, </text:span><text:span text:style-name="T28">U+0623, U+0624, </text:span><text:span text:style-name="T29">U+0625,</text:span><text:span text:style-name="T28"> </text:span><text:span text:style-name="T26">U+0674, </text:span><text:span text:style-name="T28">U+0675, U+0676, U+0681,</text:span><text:span text:style-name="T26"> </text:span><text:span text:style-name="T28">U+06C2, U+06D3</text:span><text:span text:style-name="T24">)</text:span></text:p>
          </table:table-cell>
          <table:table-cell table:style-name="Table1.A2" table:number-rows-spanned="2" office:value-type="string">
            <text:p text:style-name="P18"><text:span text:style-name="T21">h</text:span>amz</text:p>
          </table:table-cell>
          <table:table-cell table:style-name="Table1.A2" office:value-type="string">
            <text:p text:style-name="P20"><text:span text:style-name="T36">0=</text:span>Urdu <text:span text:style-name="T22">style (default)</text:span></text:p>
          </table:table-cell>
          <table:table-cell table:style-name="Table1.D2" office:value-type="string">
            <text:p text:style-name="P48"><text:span text:style-name="T44">ء </text:span>أ ؤ <text:span text:style-name="T42">ب</text:span>ؤ <text:span text:style-name="T43">إ</text:span> ۂ <text:span text:style-name="T42">ب</text:span>ۂ ۓ <text:span text:style-name="T42">ب</text:span>ۓ ٵ ݬ <text:span text:style-name="T42">ب</text:span>ݬ ځ <text:span text:style-name="T42">ب</text:span>ځ <text:span text:style-name="T42">ب</text:span>ځ<text:span text:style-name="T42">ب</text:span> <text:span text:style-name="T8">بٔ بٕ</text:span></text:p>
          </table:table-cell>
        </table:table-row>
        <table:table-row table:style-name="Table1.16">
          <table:covered-table-cell/>
          <table:covered-table-cell/>
          <table:table-cell table:style-name="Table1.A2" office:value-type="string">
            <text:p text:style-name="P19"><text:span text:style-name="T36">1=</text:span>Arabic style</text:p>
            <text:p text:style-name="P15">XeTeX: “Awami Nastaliq/GR:<text:span text:style-name="T22">Hamza=Arabic style</text:span>”</text:p>
          </table:table-cell>
          <table:table-cell table:style-name="Table1.D2" office:value-type="string">
            <text:p text:style-name="P55"><text:span text:style-name="T44">ء </text:span>أ ؤ <text:span text:style-name="T42">ب</text:span>ؤ <text:span text:style-name="T43">إ</text:span> ۂ <text:span text:style-name="T42">ب</text:span>ۂ ۓ <text:span text:style-name="T42">ب</text:span>ۓ ٵ ݬ <text:span text:style-name="T42">ب</text:span>ݬ ځ <text:span text:style-name="T42">ب</text:span>ځ <text:span text:style-name="T42">ب</text:span>ځ<text:span text:style-name="T42">ب</text:span> <text:span text:style-name="T8">بٔ بٕ</text:span></text:p>
          </table:table-cell>
        </table:table-row>
        <text:soft-page-break/>
        <table:table-row table:style-name="Table1.1">
          <table:table-cell table:style-name="Table1.A2" table:number-rows-spanned="5" office:value-type="string">
            <text:p text:style-name="P2">Word spacing</text:p>
          </table:table-cell>
          <table:table-cell table:style-name="Table1.A2" table:number-rows-spanned="5" office:value-type="string">
            <text:p text:style-name="P2">wdsp</text:p>
          </table:table-cell>
          <table:table-cell table:style-name="Table1.A2" office:value-type="string">
            <text:p text:style-name="P2"><text:span text:style-name="T3">0=</text:span>Extra <text:span text:style-name="T22">t</text:span>ight</text:p>
          </table:table-cell>
          <table:table-cell table:style-name="Table1.D2" office:value-type="string">
            <text:p text:style-name="P61"><text:s text:c="3"/>کیوں جو انسانی حقوق کنوں</text:p>
          </table:table-cell>
        </table:table-row>
        <table:table-row table:style-name="Table1.1">
          <table:covered-table-cell/>
          <table:covered-table-cell/>
          <table:table-cell table:style-name="Table1.A2" office:value-type="string">
            <text:p text:style-name="P4"><text:span text:style-name="T3">1=</text:span>Tight</text:p>
            <text:p text:style-name="P14">XeTeX: “Awami Nastaliq/GR:<text:span text:style-name="T14">Word spacing=</text:span>Tight”</text:p>
          </table:table-cell>
          <table:table-cell table:style-name="Table1.D2" office:value-type="string">
            <text:p text:style-name="P62"><text:s text:c="2"/>کیوں جو انسانی حقوق کنوں</text:p>
          </table:table-cell>
        </table:table-row>
        <table:table-row table:style-name="Table1.1">
          <table:covered-table-cell/>
          <table:covered-table-cell/>
          <table:table-cell table:style-name="Table1.A2" office:value-type="string">
            <text:p text:style-name="P4"><text:span text:style-name="T3">2=</text:span>Medium <text:span text:style-name="T17">(default)</text:span></text:p>
            <text:p text:style-name="P14">XeTeX: “Awami Nastaliq/GR:<text:span text:style-name="T14">Word spacing=</text:span>Medium”</text:p>
          </table:table-cell>
          <table:table-cell table:style-name="Table1.D2" office:value-type="string">
            <text:p text:style-name="P63"><text:s/>کیوں جو انسانی حقوق کنوں</text:p>
          </table:table-cell>
        </table:table-row>
        <table:table-row table:style-name="Table1.1">
          <table:covered-table-cell/>
          <table:covered-table-cell/>
          <table:table-cell table:style-name="Table1.A2" office:value-type="string">
            <text:p text:style-name="P4"><text:span text:style-name="T3">3=</text:span>Wide</text:p>
            <text:p text:style-name="P14">XeTeX: “Awami Nastaliq/GR:<text:span text:style-name="T14">Word spacing=</text:span>Wide”</text:p>
          </table:table-cell>
          <table:table-cell table:style-name="Table1.D2" office:value-type="string">
            <text:p text:style-name="P64"><text:s/>کیوں جو انسانی حقوق کنوں</text:p>
          </table:table-cell>
        </table:table-row>
        <table:table-row table:style-name="Table1.21">
          <table:covered-table-cell/>
          <table:covered-table-cell/>
          <table:table-cell table:style-name="Table1.A2" office:value-type="string">
            <text:p text:style-name="P4"><text:span text:style-name="T3">4=</text:span>Extra <text:span text:style-name="T22">w</text:span>ide</text:p>
            <text:p text:style-name="P14">XeTeX: “Awami Nastaliq/GR:<text:span text:style-name="T14">Word spacing=</text:span>Extra <text:span text:style-name="T22">w</text:span>ide”</text:p>
          </table:table-cell>
          <table:table-cell table:style-name="Table1.D2" office:value-type="string">
            <text:p text:style-name="P65"><text:s/>کیوں جو انسانی حقوق کنوں</text:p>
          </table:table-cell>
        </table:table-row>
        <text:soft-page-break/>
        <table:table-row table:style-name="Table1.1">
          <table:table-cell table:style-name="Table1.A2" table:number-rows-spanned="4" office:value-type="string">
            <text:p text:style-name="P85">Short forms<text:line-break/><text:span text:style-name="T24">(</text:span><text:span text:style-name="T27">kafs &amp; gafs: </text:span><text:span text:style-name="T24">U+06</text:span><text:span text:style-name="T23">A9</text:span><text:span text:style-name="T26">, </text:span><text:span text:style-name="T23">U+06AF, </text:span><text:span text:style-name="T27">U+0643, U+06B1, U+06B3, U+06AB, U+06B0;<text:line-break/>finals: </text:span><text:span text:style-name="T35">U+06CC, U+0633, U+0642, U+0644, U+0645, U+0646, U+06B5, U+06D0, U+0626, U+06CE, U+06BA, U+06BB, U+06B9, U+0768, U+0769</text:span><text:span text:style-name="T24">)</text:span></text:p>
          </table:table-cell>
          <table:table-cell table:style-name="Table1.A2" table:number-rows-spanned="4" office:value-type="string">
            <text:p text:style-name="P24">shrt</text:p>
          </table:table-cell>
          <table:table-cell table:style-name="Table1.A2" office:value-type="string">
            <text:p text:style-name="P25">0=None <text:span text:style-name="T8">(default)</text:span></text:p>
          </table:table-cell>
          <table:table-cell table:style-name="Table1.D2" office:value-type="string">
            <text:p text:style-name="P71"><text:span text:style-name="T38">دیکھتی <text:s/></text:span><text:span text:style-name="T39">کنسلٹنٹس <text:s/></text:span><text:span text:style-name="T38">نگھنے <text:s/></text:span><text:span text:style-name="T40">تکمیل</text:span></text:p>
          </table:table-cell>
        </table:table-row>
        <table:table-row table:style-name="Table1.1">
          <table:covered-table-cell/>
          <table:covered-table-cell/>
          <table:table-cell table:style-name="Table1.A2" office:value-type="string">
            <text:p text:style-name="P24">1=Kafs and gafs</text:p>
            <text:p text:style-name="P16">XeTeX: “Awami Nastaliq/GR:<text:span text:style-name="T47">Short forms=Kafs and gafs</text:span>”</text:p>
          </table:table-cell>
          <table:table-cell table:style-name="Table1.D2" office:value-type="string">
            <text:p text:style-name="P72"><text:span text:style-name="T38">دیکھتی <text:s/></text:span><text:span text:style-name="T39">کنسلٹنٹس <text:s/></text:span><text:span text:style-name="T38">نگھنے <text:s/></text:span><text:span text:style-name="T40">تکمیل</text:span></text:p>
          </table:table-cell>
        </table:table-row>
        <table:table-row table:style-name="Table1.1">
          <table:covered-table-cell/>
          <table:covered-table-cell/>
          <table:table-cell table:style-name="Table1.A2" office:value-type="string">
            <text:p text:style-name="P26">2=Finals</text:p>
            <text:p text:style-name="P16">XeTeX: “Awami Nastaliq/GR:<text:span text:style-name="T47">Short forms=Finals</text:span>”</text:p>
          </table:table-cell>
          <table:table-cell table:style-name="Table1.D2" office:value-type="string">
            <text:p text:style-name="P73"><text:span text:style-name="T38">دیکھتی <text:s/></text:span><text:span text:style-name="T39">کنسلٹنٹس <text:s/></text:span><text:span text:style-name="T38">نگھنے <text:s/></text:span><text:span text:style-name="T40">تکمیل</text:span></text:p>
          </table:table-cell>
        </table:table-row>
        <table:table-row table:style-name="Table1.1">
          <table:covered-table-cell/>
          <table:covered-table-cell/>
          <table:table-cell table:style-name="Table1.A2" office:value-type="string">
            <text:p text:style-name="P26">3=All</text:p>
            <text:p text:style-name="P16">XeTeX: “Awami Nastaliq/GR:<text:span text:style-name="T47">Short forms=All</text:span>”</text:p>
          </table:table-cell>
          <table:table-cell table:style-name="Table1.D2" office:value-type="string">
            <text:p text:style-name="P74"><text:span text:style-name="T38">دیکھتی <text:s/></text:span><text:span text:style-name="T39">کنسلٹنٹس <text:s/></text:span><text:span text:style-name="T38">نگھنے <text:s/></text:span><text:span text:style-name="T40">تکمیل</text:span></text:p>
          </table:table-cell>
        </table:table-row>
        <table:table-row table:style-name="Table1.1">
          <table:table-cell table:style-name="Table1.A2" table:number-rows-spanned="4" office:value-type="string">
            <text:p text:style-name="P2">Collision avoidance</text:p>
          </table:table-cell>
          <table:table-cell table:style-name="Table1.A2" table:number-rows-spanned="4" office:value-type="string">
            <text:p text:style-name="P2">agca</text:p>
          </table:table-cell>
          <table:table-cell table:style-name="Table1.A2" office:value-type="string">
            <text:p text:style-name="P4"><text:span text:style-name="T4">0=</text:span>Off</text:p>
            <text:p text:style-name="P14">XeTeX: “Awami Nastaliq/GR:<text:span text:style-name="T14">Collision avoidance</text:span>=Off”</text:p>
          </table:table-cell>
          <table:table-cell table:style-name="Table1.D2" office:value-type="string">
            <text:p text:style-name="P82">پیٹی اؔبِیجیل تحرِیج</text:p>
          </table:table-cell>
        </table:table-row>
        <table:table-row table:style-name="Table1.1">
          <table:covered-table-cell/>
          <table:covered-table-cell/>
          <table:table-cell table:style-name="Table1.A2" office:value-type="string">
            <text:p text:style-name="P4"><text:span text:style-name="T4">1=</text:span>Kern only</text:p>
            <text:p text:style-name="P14">XeTeX: “Awami Nastaliq/GR:<text:span text:style-name="T14">Collision avoidance</text:span>=Kern only”</text:p>
          </table:table-cell>
          <table:table-cell table:style-name="Table1.D2" office:value-type="string">
            <text:p text:style-name="P83">پیٹی اؔبِیجیل تحرِیج</text:p>
          </table:table-cell>
        </table:table-row>
        <table:table-row table:style-name="Table1.1">
          <table:covered-table-cell/>
          <table:covered-table-cell/>
          <table:table-cell table:style-name="Table1.A2" office:value-type="string">
            <text:p text:style-name="P21">2=Not implemented</text:p>
          </table:table-cell>
          <table:table-cell table:style-name="Table1.D2" office:value-type="string">
            <text:p text:style-name="P40"/>
          </table:table-cell>
        </table:table-row>
        <table:table-row table:style-name="Table1.29">
          <table:covered-table-cell/>
          <table:covered-table-cell/>
          <table:table-cell table:style-name="Table1.A2" office:value-type="string">
            <text:p text:style-name="P2"><text:span text:style-name="T21">3=</text:span>On <text:span text:style-name="T6">(default)</text:span></text:p>
          </table:table-cell>
          <table:table-cell table:style-name="Table1.D2" office:value-type="string">
            <text:p text:style-name="P84">پیٹی اؔبِیجیل تحرِیج</text:p>
          </table:table-cell>
        </table:table-row>
        <text:soft-page-break/>
        <table:table-row table:style-name="Table1.1">
          <table:table-cell table:style-name="Table1.A2" table:number-rows-spanned="2" office:value-type="string">
            <text:p text:style-name="P28">Small nuqtas</text:p>
          </table:table-cell>
          <table:table-cell table:style-name="Table1.A2" table:number-rows-spanned="2" office:value-type="string">
            <text:p text:style-name="P28">snuq</text:p>
          </table:table-cell>
          <table:table-cell table:style-name="Table1.A2" office:value-type="string">
            <text:p text:style-name="P29">0=Off <text:span text:style-name="T8">(default)</text:span></text:p>
          </table:table-cell>
          <table:table-cell table:style-name="Table1.D2" office:value-type="string">
            <text:p text:style-name="P49">ݜۻڜڃغ</text:p>
          </table:table-cell>
        </table:table-row>
        <table:table-row table:style-name="Table1.1">
          <table:covered-table-cell/>
          <table:covered-table-cell/>
          <table:table-cell table:style-name="Table1.A2" office:value-type="string">
            <text:p text:style-name="P30">1=On</text:p>
            <text:p text:style-name="P16">XeTeX: “Awami Nastaliq/GR:<text:span text:style-name="T48">Small nuqtas=On</text:span>”</text:p>
          </table:table-cell>
          <table:table-cell table:style-name="Table1.D2" office:value-type="string">
            <text:p text:style-name="P56">ݜۻڜڃغ</text:p>
          </table:table-cell>
        </table:table-row>
        <table:table-row table:style-name="Table1.1">
          <table:table-cell table:style-name="Table1.A2" table:number-rows-spanned="2" office:value-type="string">
            <text:p text:style-name="P2">Show <text:span text:style-name="T19">invisible characters<text:line-break/></text:span><text:span text:style-name="T32">(</text:span><text:span text:style-name="T23">U+0020, </text:span><text:span text:style-name="T33">U</text:span><text:span text:style-name="T23">+00A0, U+200E, U+200F, U+2028, U+2029, </text:span></text:p>
            <text:p text:style-name="P7">U+202F, U+2060, U+202A, </text:p>
            <text:p text:style-name="P7">U+202B, <text:span text:style-name="T51">U</text:span>+202C, U+202D, U+202E, U+2066, U+2067, </text:p>
            <text:p text:style-name="P7">U+2068, U+2069, U+FEFF, </text:p>
            <text:p text:style-name="P7">U+FFFC<text:span text:style-name="T51">)</text:span></text:p>
            <text:p text:style-name="P2"/>
          </table:table-cell>
          <table:table-cell table:style-name="Table1.A2" table:number-rows-spanned="2" office:value-type="string">
            <text:p text:style-name="P2">invs</text:p>
          </table:table-cell>
          <table:table-cell table:style-name="Table1.A2" office:value-type="string">
            <text:p text:style-name="P27">0=False <text:span text:style-name="T8">(default)</text:span></text:p>
          </table:table-cell>
          <table:table-cell table:style-name="Table1.D2" office:value-type="string">
            <text:p text:style-name="P50">متن درج </text:p>
            <text:p text:style-name="P51">ل ⁦سب ا￼⁧</text:p>
          </table:table-cell>
        </table:table-row>
        <table:table-row table:style-name="Table1.1">
          <table:covered-table-cell/>
          <table:covered-table-cell/>
          <table:table-cell table:style-name="Table1.A2" office:value-type="string">
            <text:p text:style-name="P2"><text:span text:style-name="T5">1=</text:span>True</text:p>
          </table:table-cell>
          <table:table-cell table:style-name="Table1.D2" office:value-type="string">
            <text:p text:style-name="P59">⁨⁩⁬⁭‌‍‎‏‭‮متن درج <text:s/>⁦</text:p>
            <text:p text:style-name="P60">ل سب ا￼</text:p>
          </table:table-cell>
        </table:table-row>
      </table:table>
      <text:p text:style-name="Standard"/>
      <text:p text:style-name="Heading_20_2"/>
      <text:p text:style-name="P70">End of Ayah and Subtending Marks</text:p>
      <text:p text:style-name="P76">This is not technically a feature, but we find it useful to demonstrate the use of these characters. </text:p>
      <text:p text:style-name="P78">Firefox allows you to use U+06DD followed by the digits and proper rendering occurs. Some applications require the following:</text:p>
      <text:list xml:id="list1340575409" text:style-name="L1">
        <text:list-item>
          <text:p text:style-name="P81">precede the entire sequence (subtending mark plus following digits) with<text:line-break/>202D LEFT-TO-RIGHT OVERRIDE </text:p>
        </text:list-item>
        <text:list-item>
          <text:p text:style-name="P81">follow the entire sequence with U+202C POP DIRECTIONAL FORMATTING. </text:p>
        </text:list-item>
      </text:list>
      <text:p text:style-name="P77">Surrounding the sequence with U+202D and U+202C seems to give the most reliable results in different browsers. </text:p>
      <table:table table:name="Table2" table:style-name="Table2">
        <table:table-column table:style-name="Table2.A"/>
        <table:table-column table:style-name="Table2.B"/>
        <table:table-header-rows>
          <table:table-row table:style-name="Table2.1">
            <table:table-cell table:style-name="Table2.A1" office:value-type="string">
              <text:p text:style-name="P69">Character</text:p>
            </table:table-cell>
            <table:table-cell table:style-name="Table2.A1" office:value-type="string">
              <text:p text:style-name="P68">Sample</text:p>
            </table:table-cell>
          </table:table-row>
        </table:table-header-rows>
        <table:table-row>
          <table:table-cell table:style-name="Table2.A1" office:value-type="string">
            <text:p text:style-name="Table_20_Contents">U+06DD ARABIC END OF AYAH<text:line-break/>(U+202D U+06DD U+06F1 U+06F2 U+06F3 U+202C)</text:p>
          </table:table-cell>
          <table:table-cell table:style-name="Table2.A1" office:value-type="string">
            <text:p text:style-name="P75"><text:span text:style-name="T20">ب </text:span>‭۝۱‬ <text:s/>‭۝۱۲‬ <text:s/>‭۝۱۲۳‬ <text:span text:style-name="T20"><text:s text:c="2"/>ب</text:span></text:p>
          </table:table-cell>
        </table:table-row>
        <table:table-row>
          <table:table-cell table:style-name="Table2.A1" office:value-type="string">
            <text:p text:style-name="Table_20_Contents">U+0600 ARABIC NUMBER SIGN<text:line-break/>(U+202D U+0600 U+06F1 U+06F2 U+06F3 U+202C)</text:p>
          </table:table-cell>
          <table:table-cell table:style-name="Table2.A1" office:value-type="string">
            <text:p text:style-name="P75"><text:span text:style-name="T20">ب </text:span>‭؀۱۲۳‬ ‭؀۱۲‬ ‭؀۱‬ <text:span text:style-name="T20">ب</text:span></text:p>
          </table:table-cell>
        </table:table-row>
        <table:table-row>
          <table:table-cell table:style-name="Table2.A1" office:value-type="string">
            <text:p text:style-name="Table_20_Contents">U+0601 ARABIC SIGN SANAH (year)<text:line-break/>(U+202D U+0601 U+06F1 U+06F2 U+06F3 U+202C)</text:p>
          </table:table-cell>
          <table:table-cell table:style-name="Table2.A1" office:value-type="string">
            <text:p text:style-name="P75"><text:span text:style-name="T20">ب </text:span>‭؁۱۹۳۲‬ <text:span text:style-name="T20">ب</text:span></text:p>
          </table:table-cell>
        </table:table-row>
        <table:table-row>
          <table:table-cell table:style-name="Table2.A1" office:value-type="string">
            <text:p text:style-name="Table_20_Contents">U+0602 ARABIC FOOTNOTE MARKER<text:line-break/>(U+202D U+0602 U+06F1 U+06F2 U+202C)</text:p>
          </table:table-cell>
          <table:table-cell table:style-name="Table2.A1" office:value-type="string">
            <text:p text:style-name="P75"><text:span text:style-name="T20">ب </text:span>‭؂۱۲‬ ‭؂۱‬ <text:span text:style-name="T20">ب</text:span></text:p>
          </table:table-cell>
        </table:table-row>
        <table:table-row>
          <table:table-cell table:style-name="Table2.A1" office:value-type="string">
            <text:p text:style-name="Table_20_Contents">U+0603 ARABIC SIGN SAFHA (page)<text:line-break/>(U+202D U+0603 U+06F1 U+06F2 U+06F3 U+202C)</text:p>
          </table:table-cell>
          <table:table-cell table:style-name="Table2.A1" office:value-type="string">
            <text:p text:style-name="P75"><text:span text:style-name="T20">ب </text:span>‭؃۱۲۳‬ ‭؃۱۲‬ ‭؃۱‬ <text:span text:style-name="T20">ب</text:span></text:p>
          </table:table-cell>
        </table:table-row>
      </table:table>
      <text:p text:style-name="Heading_20_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ans-serif"/>
    <style:font-face style:name="Tahoma1" svg:font-family="Tahoma" style:font-family-generic="swiss"/>
    <style:font-face style:name="Liberation Mono" svg:font-family="'Liberation Mono'" style:font-family-generic="modern" style:font-pitch="fixed"/>
    <style:font-face style:name="NSimSun" svg:font-family="NSimSun" style:font-family-generic="modern" style:font-pitch="fixed"/>
    <style:font-face style:name="Awami Nastaliq" svg:font-family="'Awami Nastaliq'" style:font-pitch="variable"/>
    <style:font-face style:name="Awami Nastaliq Beta1" svg:font-family="'Awami Nastaliq Beta1'" style:font-pitch="variable"/>
    <style:font-face style:name="Awami Nastaliq Beta1:agca=1" svg:font-family="'Awami Nastaliq Beta1:agca=1'" style:font-pitch="variable"/>
    <style:font-face style:name="Awami Nastaliq Beta3" svg:font-family="'Awami Nastaliq Beta3'" style:font-pitch="variable"/>
    <style:font-face style:name="Awami Nastaliq PreBeta3" svg:font-family="'Awami Nastaliq PreBeta3'" style:font-pitch="variable"/>
    <style:font-face style:name="Awami Nastaliq:agca=0" svg:font-family="'Awami Nastaliq:agca=0'" style:font-pitch="variable"/>
    <style:font-face style:name="Awami Nastaliq:agca=1" svg:font-family="'Awami Nastaliq:agca=1'" style:font-pitch="variable"/>
    <style:font-face style:name="Awami Nastaliq:agca=3" svg:font-family="'Awami Nastaliq:agca=3'" style:font-pitch="variable"/>
    <style:font-face style:name="Awami Nastaliq:cv78=1" svg:font-family="'Awami Nastaliq:cv78=1'" style:font-pitch="variable"/>
    <style:font-face style:name="Awami Nastaliq:cv78=2" svg:font-family="'Awami Nastaliq:cv78=2'" style:font-pitch="variable"/>
    <style:font-face style:name="Awami Nastaliq:cv85=1" svg:font-family="'Awami Nastaliq:cv85=1'" style:font-pitch="variable"/>
    <style:font-face style:name="Awami Nastaliq:hamz=1" svg:font-family="'Awami Nastaliq:hamz=1'" style:font-pitch="variable"/>
    <style:font-face style:name="Awami Nastaliq:hedo=0" svg:font-family="'Awami Nastaliq:hedo=0'" style:font-pitch="variable"/>
    <style:font-face style:name="Awami Nastaliq:hedo=1" svg:font-family="'Awami Nastaliq:hedo=1'" style:font-pitch="variable"/>
    <style:font-face style:name="Awami Nastaliq:hehk=0" svg:font-family="'Awami Nastaliq:hehk=0'" style:font-pitch="variable"/>
    <style:font-face style:name="Awami Nastaliq:hehk=1" svg:font-family="'Awami Nastaliq:hehk=1'" style:font-pitch="variable"/>
    <style:font-face style:name="Awami Nastaliq:invs=1" svg:font-family="'Awami Nastaliq:invs=1'" style:font-pitch="variable"/>
    <style:font-face style:name="Awami Nastaliq:lamv=0" svg:font-family="'Awami Nastaliq:lamv=0'" style:font-pitch="variable"/>
    <style:font-face style:name="Awami Nastaliq:lamv=1" svg:font-family="'Awami Nastaliq:lamv=1'" style:font-pitch="variable"/>
    <style:font-face style:name="Awami Nastaliq:punc=1" svg:font-family="'Awami Nastaliq:punc=1'" style:font-pitch="variable"/>
    <style:font-face style:name="Awami Nastaliq:punc=2" svg:font-family="'Awami Nastaliq:punc=2'" style:font-pitch="variable"/>
    <style:font-face style:name="Awami Nastaliq:shrt=0" svg:font-family="'Awami Nastaliq:shrt=0'" style:font-pitch="variable"/>
    <style:font-face style:name="Awami Nastaliq:shrt=1" svg:font-family="'Awami Nastaliq:shrt=1'" style:font-pitch="variable"/>
    <style:font-face style:name="Awami Nastaliq:shrt=2" svg:font-family="'Awami Nastaliq:shrt=2'" style:font-pitch="variable"/>
    <style:font-face style:name="Awami Nastaliq:shrt=3" svg:font-family="'Awami Nastaliq:shrt=3'" style:font-pitch="variable"/>
    <style:font-face style:name="Awami Nastaliq:snuq=1" svg:font-family="'Awami Nastaliq:snuq=1'" style:font-pitch="variable"/>
    <style:font-face style:name="Awami Nastaliq:wdsp=0" svg:font-family="'Awami Nastaliq:wdsp=0'" style:font-pitch="variable"/>
    <style:font-face style:name="Awami Nastaliq:wdsp=1" svg:font-family="'Awami Nastaliq:wdsp=1'" style:font-pitch="variable"/>
    <style:font-face style:name="Awami Nastaliq:wdsp=3" svg:font-family="'Awami Nastaliq:wdsp=3'" style:font-pitch="variable"/>
    <style:font-face style:name="Awami Nastaliq:wdsp=4" svg:font-family="'Awami Nastaliq:wdsp=4'" style:font-pitch="variable"/>
    <style:font-face style:name="AwamiNastaliq Alpha2Plus" svg:font-family="'AwamiNastaliq Alpha2Plus'" style:font-pitch="variable"/>
    <style:font-face style:name="Calibri" svg:font-family="Calibri" style:font-family-generic="roman" style:font-pitch="variable"/>
    <style:font-face style:name="Calibri Light1" svg:font-family="'Calibri Light'"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ＭＳ 明朝" style:font-size-asian="11pt" style:language-asian="ja" style:country-asian="JP" style:font-name-complex="Arial" style:font-size-complex="11pt" style:language-complex="ar" style:country-complex="SA"/>
    </style:default-style>
    <style:default-style style:family="paragraph">
      <style:paragraph-properties fo:margin-top="0in" fo:margin-bottom="0.111in" loext:contextual-spacing="false" fo:line-height="108%"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ＭＳ 明朝" style:font-size-asian="11pt" style:language-asian="ja" style:country-asian="JP" style:font-name-complex="Arial" style:font-size-complex="11pt" style:language-complex="ar" style:country-complex="SA"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1" fo:font-family="'Calibri Light'" style:font-family-generic="roman" style:font-pitch="variable" fo:font-size="16pt" style:font-name-asian="ＭＳ ゴシック" style:font-family-asian="'ＭＳ ゴシック'" style:font-family-generic-asian="system" style:font-pitch-asian="variable" style:font-size-asian="16pt" style:font-name-complex="Times New Roman" style:font-family-complex="'Times New Roman'" style:font-family-generic-complex="system" style:font-pitch-complex="variable" style:font-size-complex="16pt"/>
    </style:style>
    <style:style style:name="Table_20_Contents" style:display-name="Table Contents" style:family="paragraph" style:parent-style-name="Standard" style:class="extra"/>
    <style:style style:name="Footer" style:family="paragraph" style:parent-style-name="Standard" style:class="extra"/>
    <style:style style:name="Table_20_Heading" style:display-name="Table Heading" style:family="paragraph" style:parent-style-name="Table_20_Contents" style:class="extra"/>
    <style:style style:name="Heading_20_2" style:display-name="Heading 2" style:family="paragraph" style:parent-style-name="Heading" style:class="text">
      <style:text-properties style:font-name="Calibri Light" fo:font-family="'Calibri Light'" style:font-family-generic="swiss" style:font-pitch="variabl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1" fo:font-family="'Calibri Light'" style:font-family-generic="roman" style:font-pitch="variable" fo:font-size="16pt" style:font-name-asian="ＭＳ ゴシック" style:font-family-asian="'ＭＳ ゴシック'" style:font-family-generic-asian="system" style:font-pitch-asian="variable" style:font-size-asian="16pt" style:font-name-complex="Times New Roman" style:font-family-complex="'Times New Roman'" style:font-family-generic-complex="system" style:font-pitch-complex="variable" style:font-size-complex="1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4.0035in"/>
        </style:tab-stops>
      </style:paragraph-properties>
      <style:text-properties fo:font-weight="bold" officeooo:rsid="002601fb" officeooo:paragraph-rsid="002601fb" style:font-weight-asian="bold" style:font-weight-complex="bold"/>
    </style:style>
    <style:page-layout style:name="Mpm1">
      <style:page-layout-properties fo:page-width="11in" fo:page-height="8.5in" style:num-format="1" style:print-orientation="landscape" fo:margin-top="1in" fo:margin-bottom="1in" fo:margin-left="1in" fo:margin-right="1in" style:writing-mode="lr-tb" style:layout-grid-color="#c0c0c0" style:layout-grid-lines="2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10121" number:language="en" number:country="US" number:title="User-defined">
      <number:day/>
      <number:text>-</number:text>
      <number:month number:textual="true"/>
      <number:text>-</number:text>
      <number:year number:style="long"/>
    </number:date-style>
  </office:automatic-styles>
  <office:master-styles>
    <style:master-page style:name="Standard" style:page-layout-name="Mpm1">
      <style:footer>
        <text:p text:style-name="MP1">Font Features for Awami Nastaliq<text:tab/><text:tab/><text:date style:data-style-name="N10121" text:date-value="2017-07-17T15:47:16.482999776">17-Jul-2017</text:date><text:tab/><text:tab/><text:tab/><text:tab/><text:tab/><text:tab/>Page <text:page-number text:select-page="current">9</text:page-number> of <text:page-count>9</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vansL</meta:initial-creator>
    <meta:editing-cycles>92</meta:editing-cycles>
    <meta:creation-date>2016-04-26T15:05:00</meta:creation-date>
    <dc:date>2017-07-17T15:47:16.137000000</dc:date>
    <meta:editing-duration>PT7H14M26S</meta:editing-duration>
    <meta:generator>LibreOffice/5.3.4.2$Windows_X86_64 LibreOffice_project/f82d347ccc0be322489bf7da61d7e4ad13fe2ff3</meta:generator>
    <meta:document-statistic meta:table-count="2" meta:image-count="0" meta:object-count="0" meta:page-count="9" meta:paragraph-count="146" meta:word-count="1060" meta:character-count="6042" meta:non-whitespace-character-count="5112"/>
    <meta:user-defined meta:name="AppVersion">15.0000</meta:user-defined>
    <meta:user-defined meta:name="Company">SIL Intl #86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